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Lucidasans1" svg:font-family="Lucidasans"/>
    <style:font-face style:name="StarSymbol" svg:font-family="StarSymbol"/>
    <style:font-face style:name="Times" svg:font-family="Times"/>
    <style:font-face style:name="Courier New" svg:font-family="'Courier New'" style:font-family-generic="modern" style:font-pitch="fixed"/>
    <style:font-face style:name="Times New Roman" svg:font-family="'Times New Roman'"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 Sans Unicode" svg:font-family="'Lucida Sans Unicode'"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left"/>
    </style:style>
    <style:style style:name="Table1.A" style:family="table-column">
      <style:table-column-properties style:column-width="4.184cm"/>
    </style:style>
    <style:style style:name="Table1.B" style:family="table-column">
      <style:table-column-properties style:column-width="3.052cm"/>
    </style:style>
    <style:style style:name="Table1.C" style:family="table-column">
      <style:table-column-properties style:column-width="9.763cm"/>
    </style:style>
    <style:style style:name="Table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C1" style:family="table-cell">
      <style:table-cell-properties style:vertical-align="middle" style:border-line-width="0.002cm 0.088cm 0.002cm" fo:padding="0.049cm" fo:border="0.092cm double #808080"/>
    </style:style>
    <style:style style:name="Table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 style:family="table">
      <style:table-properties style:width="16.999cm" table:align="left"/>
    </style:style>
    <style:style style:name="Table7.A" style:family="table-column">
      <style:table-column-properties style:column-width="1.993cm"/>
    </style:style>
    <style:style style:name="Table7.B" style:family="table-column">
      <style:table-column-properties style:column-width="11.151cm"/>
    </style:style>
    <style:style style:name="Table7.C" style:family="table-column">
      <style:table-column-properties style:column-width="3.854cm"/>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 style:family="table">
      <style:table-properties style:width="13.273cm" table:align="left"/>
    </style:style>
    <style:style style:name="Table17.A" style:family="table-column">
      <style:table-column-properties style:column-width="1.993cm"/>
    </style:style>
    <style:style style:name="Table17.B" style:family="table-column">
      <style:table-column-properties style:column-width="7.343cm"/>
    </style:style>
    <style:style style:name="Table17.C" style:family="table-column">
      <style:table-column-properties style:column-width="1.817cm"/>
    </style:style>
    <style:style style:name="Table17.D" style:family="table-column">
      <style:table-column-properties style:column-width="2.12cm"/>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D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 style:family="table">
      <style:table-properties style:width="16.999cm" style:rel-width="100%" table:align="left"/>
    </style:style>
    <style:style style:name="Table22.A" style:family="table-column">
      <style:table-column-properties style:column-width="0.848cm" style:rel-column-width="3270*"/>
    </style:style>
    <style:style style:name="Table22.B" style:family="table-column">
      <style:table-column-properties style:column-width="16.15cm" style:rel-column-width="62264*"/>
    </style:style>
    <style:style style:name="Table22.A1" style:family="table-cell">
      <style:table-cell-properties fo:padding="0.049cm" fo:border="none"/>
    </style:style>
    <style:style style:name="P1" style:family="paragraph" style:parent-style-name="Header">
      <style:paragraph-properties fo:text-align="center" style:justify-single-word="false"/>
      <style:text-properties fo:font-style="italic" fo:font-weight="bold" style:font-style-asian="italic" style:font-weight-asian="bold" style:font-style-complex="italic" style:font-weight-complex="bold"/>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text-properties fo:language="en" fo:country="GB"/>
    </style:style>
    <style:style style:name="P5" style:family="paragraph" style:parent-style-name="Text_20_body">
      <style:paragraph-properties fo:text-align="center" style:justify-single-word="false"/>
      <style:text-properties fo:language="en" fo:country="GB"/>
    </style:style>
    <style:style style:name="P6" style:family="paragraph" style:parent-style-name="Text_20_body">
      <style:paragraph-properties fo:text-align="start" style:justify-single-word="false"/>
      <style:text-properties fo:language="en" fo:country="GB"/>
    </style:style>
    <style:style style:name="P7" style:family="paragraph" style:parent-style-name="Text_20_body">
      <style:text-properties fo:font-weight="bold"/>
    </style:style>
    <style:style style:name="P8" style:family="paragraph" style:parent-style-name="Text_20_body">
      <style:text-properties fo:font-weight="bold" style:font-weight-asian="bold" style:font-weight-complex="bold"/>
    </style:style>
    <style:style style:name="P9" style:family="paragraph" style:parent-style-name="Text_20_body">
      <style:paragraph-properties fo:text-align="start" style:justify-single-word="false" fo:break-before="page"/>
      <style:text-properties fo:language="en" fo:country="GB"/>
    </style:style>
    <style:style style:name="P10" style:family="paragraph" style:parent-style-name="Preformatted_20_Text">
      <style:paragraph-properties fo:margin-top="0cm" fo:margin-bottom="0.499cm"/>
    </style:style>
    <style:style style:name="P11" style:family="paragraph" style:parent-style-name="Table_20_Contents">
      <style:paragraph-properties fo:margin-top="0cm" fo:margin-bottom="0.499cm" fo:text-align="start" style:justify-single-word="false"/>
    </style:style>
    <style:style style:name="P12" style:family="paragraph" style:parent-style-name="List_20_Contents">
      <style:paragraph-properties fo:margin-top="0cm" fo:margin-bottom="0.499cm"/>
    </style:style>
    <style:style style:name="P13" style:family="paragraph" style:parent-style-name="List_20_Heading">
      <style:paragraph-properties fo:margin-top="0cm" fo:margin-bottom="0.499cm"/>
    </style:style>
    <style:style style:name="P14" style:family="paragraph" style:parent-style-name="Table_20_Contents">
      <style:paragraph-properties fo:text-align="start" style:justify-single-word="false"/>
    </style:style>
    <style:style style:name="P15" style:family="paragraph" style:parent-style-name="Standard">
      <style:text-properties fo:font-weight="bold" style:font-weight-asian="bold" style:font-weight-complex="bold"/>
    </style:style>
    <style:style style:name="P16" style:family="paragraph" style:parent-style-name="Standard" style:list-style-name="L2"/>
    <style:style style:name="P17" style:family="paragraph" style:parent-style-name="Standard" style:list-style-name="L2"/>
    <style:style style:name="P18" style:family="paragraph" style:parent-style-name="Standard" style:list-style-name="L2"/>
    <style:style style:name="P19" style:family="paragraph" style:parent-style-name="Standard" style:list-style-name="L2"/>
    <style:style style:name="P20" style:family="paragraph" style:parent-style-name="Standard" style:list-style-name="L2"/>
    <style:style style:name="P21" style:family="paragraph" style:parent-style-name="Standard" style:list-style-name="L2"/>
    <style:style style:name="P22" style:family="paragraph" style:parent-style-name="Standard" style:list-style-name="L2"/>
    <style:style style:name="P23" style:family="paragraph" style:parent-style-name="Standard" style:list-style-name="L2"/>
    <style:style style:name="P24" style:family="paragraph" style:parent-style-name="Standard" style:list-style-name="L2"/>
    <style:style style:name="P25" style:family="paragraph" style:parent-style-name="Standard" style:list-style-name="L2"/>
    <style:style style:name="P26" style:family="paragraph" style:parent-style-name="Standard" style:list-style-name="L2"/>
    <style:style style:name="P27" style:family="paragraph" style:parent-style-name="Standard" style:list-style-name="L2"/>
    <style:style style:name="P28" style:family="paragraph" style:parent-style-name="Standard" style:list-style-name="L2"/>
    <style:style style:name="P29" style:family="paragraph" style:parent-style-name="Standard" style:list-style-name="L2"/>
    <style:style style:name="P30" style:family="paragraph" style:parent-style-name="Standard" style:list-style-name="L2"/>
    <style:style style:name="P31" style:family="paragraph" style:parent-style-name="Standard" style:list-style-name="L2"/>
    <style:style style:name="P32" style:family="paragraph" style:parent-style-name="Standard" style:list-style-name="L2"/>
    <style:style style:name="P33" style:family="paragraph" style:parent-style-name="Standard">
      <style:text-properties fo:font-weight="bold" style:font-weight-asian="bold" style:font-weight-complex="bold"/>
    </style:style>
    <style:style style:name="P34" style:family="paragraph" style:parent-style-name="Standard">
      <style:paragraph-properties fo:break-before="page"/>
      <style:text-properties fo:font-weight="bold" style:font-weight-asian="bold" style:font-weight-complex="bold"/>
    </style:style>
    <style:style style:name="P35" style:family="paragraph" style:parent-style-name="Text_20_body" style:list-style-name="L1"/>
    <style:style style:name="P36" style:family="paragraph" style:parent-style-name="Text_20_body" style:list-style-name="L1"/>
    <style:style style:name="P37" style:family="paragraph" style:parent-style-name="Text_20_body" style:list-style-name="L1"/>
    <style:style style:name="P38" style:family="paragraph" style:parent-style-name="Text_20_body" style:list-style-name="L1"/>
    <style:style style:name="P39" style:family="paragraph" style:parent-style-name="Text_20_body" style:list-style-name="L1"/>
    <style:style style:name="P40" style:family="paragraph" style:parent-style-name="Text_20_body" style:list-style-name="L2"/>
    <style:style style:name="P41" style:family="paragraph" style:parent-style-name="Text_20_body" style:list-style-name="L2"/>
    <style:style style:name="P42" style:family="paragraph" style:parent-style-name="Text_20_body" style:list-style-name="L2"/>
    <style:style style:name="P43" style:family="paragraph" style:parent-style-name="Text_20_body" style:list-style-name="L3"/>
    <style:style style:name="P44" style:family="paragraph" style:parent-style-name="Text_20_body" style:list-style-name="L3"/>
    <style:style style:name="P45" style:family="paragraph" style:parent-style-name="Text_20_body" style:list-style-name="L3"/>
    <style:style style:name="P46" style:family="paragraph" style:parent-style-name="Text_20_body" style:list-style-name="L3"/>
    <style:style style:name="P47" style:family="paragraph" style:parent-style-name="Text_20_body" style:list-style-name="L3"/>
    <style:style style:name="P48" style:family="paragraph" style:parent-style-name="Text_20_body" style:list-style-name="L4"/>
    <style:style style:name="P49" style:family="paragraph" style:parent-style-name="Text_20_body" style:list-style-name="L4"/>
    <style:style style:name="P50" style:family="paragraph" style:parent-style-name="Text_20_body" style:list-style-name="L4"/>
    <style:style style:name="P51" style:family="paragraph" style:parent-style-name="Text_20_body" style:list-style-name="L4"/>
    <style:style style:name="P52" style:family="paragraph" style:parent-style-name="Text_20_body" style:list-style-name="L4"/>
    <style:style style:name="P53" style:family="paragraph" style:parent-style-name="Text_20_body" style:list-style-name="L4"/>
    <style:style style:name="P54" style:family="paragraph" style:parent-style-name="Text_20_body" style:list-style-name="L4"/>
    <style:style style:name="P55" style:family="paragraph" style:parent-style-name="Text_20_body" style:list-style-name="L4"/>
    <style:style style:name="P56" style:family="paragraph" style:parent-style-name="Text_20_body" style:list-style-name="L4"/>
    <style:style style:name="P57" style:family="paragraph" style:parent-style-name="Text_20_body" style:list-style-name="L4"/>
    <style:style style:name="P58" style:family="paragraph" style:parent-style-name="Text_20_body" style:list-style-name="L5"/>
    <style:style style:name="P59" style:family="paragraph" style:parent-style-name="Text_20_body" style:list-style-name="L5"/>
    <style:style style:name="P60" style:family="paragraph" style:parent-style-name="Text_20_body" style:list-style-name="L5"/>
    <style:style style:name="P61" style:family="paragraph" style:parent-style-name="Text_20_body" style:list-style-name="L6"/>
    <style:style style:name="P62" style:family="paragraph" style:parent-style-name="Text_20_body" style:list-style-name="L6"/>
    <style:style style:name="P63" style:family="paragraph" style:parent-style-name="Text_20_body" style:list-style-name="L6"/>
    <style:style style:name="P64" style:family="paragraph" style:parent-style-name="Text_20_body" style:list-style-name="L6"/>
    <style:style style:name="P65" style:family="paragraph" style:parent-style-name="Text_20_body">
      <style:paragraph-properties fo:text-align="start" style:justify-single-word="false"/>
      <style:text-properties fo:language="en" fo:country="GB"/>
    </style:style>
    <style:style style:name="P66" style:family="paragraph" style:parent-style-name="Text_20_body">
      <style:text-properties fo:font-weight="bold"/>
    </style:style>
    <style:style style:name="P67" style:family="paragraph" style:parent-style-name="Text_20_body">
      <style:paragraph-properties fo:break-before="page"/>
    </style:style>
    <style:style style:name="P68" style:family="paragraph" style:parent-style-name="Text_20_body">
      <style:paragraph-properties fo:break-before="page"/>
      <style:text-properties fo:font-weight="bold"/>
    </style:style>
    <style:style style:name="P69" style:family="paragraph" style:parent-style-name="Preformatted_20_Text" style:list-style-name="L2">
      <style:paragraph-properties fo:margin-top="0cm" fo:margin-bottom="0.499cm"/>
    </style:style>
    <style:style style:name="P70" style:family="paragraph" style:parent-style-name="Preformatted_20_Text" style:list-style-name="L2">
      <style:paragraph-properties fo:margin-top="0cm" fo:margin-bottom="0.499cm"/>
    </style:style>
    <style:style style:name="P71" style:family="paragraph" style:parent-style-name="Preformatted_20_Text">
      <style:paragraph-properties fo:margin-top="0cm" fo:margin-bottom="0.499cm"/>
      <style:text-properties fo:language="en" fo:country="GB"/>
    </style:style>
    <style:style style:name="P72" style:family="paragraph" style:parent-style-name="List_20_Heading">
      <style:paragraph-properties fo:margin-top="0cm" fo:margin-bottom="0.499cm"/>
    </style:style>
    <style:style style:name="P73" style:family="paragraph" style:parent-style-name="List_20_Heading">
      <style:paragraph-properties fo:margin-top="0cm" fo:margin-bottom="0.499cm" fo:break-before="page"/>
    </style:style>
    <style:style style:name="T1" style:family="text">
      <style:text-properties fo:font-weight="normal" style:font-weight-asian="normal" style:font-weight-complex="normal"/>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style:font-weight-asian="normal" style:font-weight-complex="normal"/>
    </style:style>
    <style:style style:name="T7" style:family="text">
      <style:text-properties fo:language="en" fo:country="GB"/>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number text:level="1" text:style-name="Numbering_20_Symbols" style:num-suffix="." style:num-format="I">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882cm" text:min-label-width="0.635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text:p>
      <text:p text:style-name="P3"><text:span text:style-name="Strong_20_Emphasis">6) Utilizando Operadores </text:span><text:line-break/></text:p>
      <text:p text:style-name="Text_20_body">6.1) Introdução aos operadores - 1<text:line-break/>6.2) Entendendo os Operadores de texto - 4 <text:s/><text:line-break/>6.3) Entendendo as Expressões regulares - 5<text:line-break/>6.4) Entendendo os Operadores matemáticos - 10 <text:line-break/>6.5) Entendendo a importância da Conversão de tipos <text:s/>- 11</text:p>
      <text:p text:style-name="P5"><text:span text:style-name="Strong_20_Emphasis"/></text:p>
      <text:p text:style-name="P6"><text:span text:style-name="Strong_20_Emphasis">6.1) Introdução aos operadores</text:span></text:p>
      <text:p text:style-name="P6"><text:span text:style-name="Strong_20_Emphasis"><text:span text:style-name="T1">Um operador é algo que você alimenta com um ou mais valores e que devolve outro valor. </text:span></text:span></text:p>
      <text:p text:style-name="P6"><text:span text:style-name="Strong_20_Emphasis">Operador </text:span><text:span text:style-name="Strong_20_Emphasis"><text:span text:style-name="T1">é quem liga duas constantes ou variáveis. Temos operadores matemáticos, de string, de data, de atribuição, lógicos, de array, etc.</text:span></text:span></text:p>
      <text:p text:style-name="P6"><text:span text:style-name="Strong_20_Emphasis"><text:span text:style-name="T1"/></text:span></text:p>
      <text:p text:style-name="P15">Seguem alguns exemplos.</text:p>
      <text:p text:style-name="P7"><text:bookmark text:name="TYPECONV-EXAMPLE-1"/>Exemplo - Resolução do tipo em operador de exponenciação</text:p>
      <text:p text:style-name="Text_20_body">Existe apenas um operador de exponenciação definido no catálogo, e recebe argumentos do tipo double precision. O rastreador atribui o tipo inicial integer aos os dois argumentos desta expressão de consulta:</text:p>
      <text:p text:style-name="Preformatted_20_Text"><text:span text:style-name="Example">=&gt;</text:span> <text:span text:style-name="User_20_Entry">SELECT 2 ^ 3 AS "Expressão";</text:span></text:p>
      <text:p text:style-name="Preformatted_20_Text"/>
      <text:p text:style-name="Preformatted_20_Text"><text:span text:style-name="Example"><text:s/>expressao</text:span></text:p>
      <text:p text:style-name="Preformatted_20_Text"><text:span text:style-name="Example">-----</text:span></text:p>
      <text:p text:style-name="Preformatted_20_Text"><text:span text:style-name="Example"><text:s text:c="3"/>8</text:span></text:p>
      <text:p text:style-name="P10"><text:span text:style-name="Example">(1 linha)</text:span></text:p>
      <text:p text:style-name="Text_20_body">Portanto, o analisador faz uma conversão de tipo nos dois operandos e a consulta fica equivalente a</text:p>
      <text:p text:style-name="P10"><text:span text:style-name="Example">=&gt;</text:span> <text:span text:style-name="User_20_Entry">SELECT CAST(2 AS double precision) ^ CAST(3 AS double precision) AS "exp";</text:span></text:p>
      <text:p text:style-name="P7"><text:bookmark text:name="TYPECONV-EXAMPLE-2"/>Exemplo - Resolução do tipo em operador de concatenação de cadeia de caracteres</text:p>
      <text:p text:style-name="Text_20_body">Uma sintaxe estilo cadeia de caracteres é utilizada para trabalhar com tipos cadeias de caracteres, assim como para trabalhar com tipos de extensão complexa. Cadeias de caracteres de tipo não especificado se correspondem com praticamente todos os operadores candidatos.</text:p>
      <text:p text:style-name="Text_20_body"/>
      <text:p text:style-name="P67"/>
      <text:p text:style-name="Text_20_body">Um exemplo com um argumento não especificado:</text:p>
      <text:p text:style-name="Preformatted_20_Text"><text:span text:style-name="Example">=&gt;</text:span> <text:span text:style-name="User_20_Entry">SELECT text 'abc' || 'def' AS "texto e desconhecido";</text:span></text:p>
      <text:p text:style-name="Preformatted_20_Text"/>
      <text:p text:style-name="Preformatted_20_Text"><text:span text:style-name="Example"><text:s/>texto e desconhecido</text:span></text:p>
      <text:p text:style-name="Preformatted_20_Text"><text:span text:style-name="Example">----------------------</text:span></text:p>
      <text:p text:style-name="Preformatted_20_Text"><text:span text:style-name="Example"><text:s/>abcdef</text:span></text:p>
      <text:p text:style-name="P10"><text:span text:style-name="Example">(1 linha)</text:span></text:p>
      <text:p text:style-name="Text_20_body">Neste caso o analisador procura pela existência de algum operador recebendo o tipo text nos dois argumentos. Uma vez que existe, assume que o segundo argumento deve ser interpretado como sendo do tipo text.</text:p>
      <text:p text:style-name="Text_20_body">Concatenação de tipos não especificados:</text:p>
      <text:p text:style-name="Preformatted_20_Text"><text:span text:style-name="Example">=&gt;</text:span> <text:span text:style-name="User_20_Entry">SELECT 'abc' || 'def' AS "não especificado";</text:span></text:p>
      <text:p text:style-name="Preformatted_20_Text"/>
      <text:p text:style-name="Preformatted_20_Text"><text:span text:style-name="Example"><text:s/>não especificado</text:span></text:p>
      <text:p text:style-name="Preformatted_20_Text"><text:span text:style-name="Example">------------------</text:span></text:p>
      <text:p text:style-name="Preformatted_20_Text"><text:span text:style-name="Example"><text:s/>abcdef</text:span></text:p>
      <text:p text:style-name="P10"><text:span text:style-name="Example">(1 linha)</text:span></text:p>
      <text:p text:style-name="Text_20_body">Neste caso não existe nenhuma pista inicial do tipo a ser usado, porque não foi especificado nenhum tipo na consulta. Portanto, o analisador procura todos os operadores candidatos, e descobre que existem candidatos aceitando tanto cadeia de caracteres quanto cadeia de bits como entrada. Como a categoria cadeia de caracteres é a preferida quando está disponível, esta categoria é selecionada e, depois, é usado o tipo preferido para cadeia de caracteres, text, como o tipo específico para solucionar os literais de tipo desconhecido.</text:p>
      <text:p text:style-name="P7"/>
      <text:p text:style-name="P7"><text:bookmark text:name="TYPECONV-EXAMPLE-3"/>Exemplo - Resolução do tipo em operador de valor absoluto e negação</text:p>
      <text:p text:style-name="Text_20_body">O catálogo de operadores do PostgreSQL possui várias entradas para o <text:span text:style-name="T5">operador de prefixo @</text:span>, todas <text:span text:style-name="T5">implementando operações de valor absoluto</text:span> para vários tipos de dado numéricos. Uma destas entradas é para o tipo float8, que é o tipo preferido da categoria numérica. Portanto, o PostgreSQL usa esta entrada quando na presença de uma entrada não numérica:</text:p>
      <text:p text:style-name="Preformatted_20_Text"><text:span text:style-name="Example">=&gt;</text:span> <text:span text:style-name="User_20_Entry">SELECT @ '-4.5' AS "abs";</text:span></text:p>
      <text:p text:style-name="Preformatted_20_Text"/>
      <text:p text:style-name="Preformatted_20_Text"><text:span text:style-name="Example"><text:s/>abs</text:span></text:p>
      <text:p text:style-name="Preformatted_20_Text"><text:span text:style-name="Example">-----</text:span></text:p>
      <text:p text:style-name="Preformatted_20_Text"><text:span text:style-name="Example"><text:s/>4.5</text:span></text:p>
      <text:p text:style-name="P10"><text:span text:style-name="Example">(1 linha)</text:span></text:p>
      <text:p text:style-name="Text_20_body"/>
      <text:p text:style-name="P67"/>
      <text:p text:style-name="Text_20_body">Aqui o sistema realiza uma conversão implícita de text para float8 antes de aplicar o operador escolhido. Pode ser verificado que foi utilizado float8, e não algum outro tipo, escrevendo-se:</text:p>
      <text:p text:style-name="Preformatted_20_Text"><text:span text:style-name="Example">=&gt;</text:span> <text:span text:style-name="User_20_Entry">SELECT @ '-4.5e500' AS "abs";</text:span></text:p>
      <text:p text:style-name="Preformatted_20_Text"/>
      <text:p text:style-name="P10"><text:span text:style-name="Example">ERRO: <text:s/>"-4.5e500" está fora da faixa para o tipo double precision</text:span></text:p>
      <text:p text:style-name="Text_20_body">Por outro lado, o <text:span text:style-name="T5">operador de prefixo ~ (negação bit-a-bit)</text:span> é definido apenas para tipos de dado inteiros, e não para float8. Portanto, se tentarmos algo semelhante usando ~, resulta em:</text:p>
      <text:p text:style-name="Preformatted_20_Text"><text:span text:style-name="Example">=&gt;</text:span> <text:span text:style-name="User_20_Entry">SELECT ~ '20' AS "negação";</text:span></text:p>
      <text:p text:style-name="Preformatted_20_Text"/>
      <text:p text:style-name="Preformatted_20_Text"><text:span text:style-name="Example">ERRO: <text:s/>operador não é único: ~ "unknown"</text:span></text:p>
      <text:p text:style-name="Preformatted_20_Text"><text:span text:style-name="Example">DICA: <text:s/>Não foi possível escolher um operador candidato melhor.</text:span></text:p>
      <text:p text:style-name="P10"><text:span text:style-name="Example"><text:s text:c="7"/>Pode ser necessário adicionar uma conversão de tipo explícita.</text:span></text:p>
      <text:p text:style-name="Text_20_body">Isto acontece porque o sistema não pode decidir qual dos vários <text:span text:style-name="T5">operadores ~ </text:span><text:span text:style-name="T1">(negativo)</text:span><text:span text:style-name="T5"> </text:span>possíveis deve ser o preferido. Pode ser dada uma ajuda usando uma conversão explícita:</text:p>
      <text:p text:style-name="Preformatted_20_Text"><text:span text:style-name="Example">=&gt;</text:span> <text:span text:style-name="User_20_Entry">SELECT ~ CAST('20' AS int8) AS "negação";</text:span></text:p>
      <text:p text:style-name="Preformatted_20_Text"/>
      <text:p text:style-name="Preformatted_20_Text"><text:span text:style-name="Example"><text:s/>negação</text:span></text:p>
      <text:p text:style-name="Preformatted_20_Text"><text:span text:style-name="Example">---------</text:span></text:p>
      <text:p text:style-name="Preformatted_20_Text"><text:span text:style-name="Example"><text:s text:c="5"/>-21</text:span></text:p>
      <text:p text:style-name="P10"><text:span text:style-name="Example">(1 linha)</text:span></text:p>
      <text:p text:style-name="P6"><text:span text:style-name="Strong_20_Emphasis"><text:span text:style-name="T1">Mais detalhes em: </text:span></text:span><text:a xlink:type="simple" xlink:href="http://pgdocptbr.sourceforge.net/pg80/typeconv-oper.html"><text:span text:style-name="Strong_20_Emphasis"><text:span text:style-name="T1">http://pgdocptbr.sourceforge.net/pg80/typeconv-oper.html</text:span></text:span></text:a></text:p>
      <text:p text:style-name="P6"><text:span text:style-name="Strong_20_Emphasis"/></text:p>
      <text:p text:style-name="P6"><text:span text:style-name="Strong_20_Emphasis"><text:span text:style-name="T4">Precedência dos operadores (decrescente)</text:span></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Operador/Elemento</text:p>
            </table:table-cell>
            <table:table-cell table:style-name="Table1.A1" office:value-type="string">
              <text:p text:style-name="Table_20_Heading">Associatividade</text:p>
            </table:table-cell>
            <table:table-cell table:style-name="Table1.C1" office:value-type="string">
              <text:p text:style-name="Table_20_Heading">Descrição</text:p>
            </table:table-cell>
          </table:table-row>
        </table:table-header-rows>
        <table:table-row>
          <table:table-cell table:style-name="Table1.A2" office:value-type="string">
            <text:p text:style-name="Table_20_Contents">.</text:p>
          </table:table-cell>
          <table:table-cell table:style-name="Table1.A2" office:value-type="string">
            <text:p text:style-name="Table_20_Contents">esquerda</text:p>
          </table:table-cell>
          <table:table-cell table:style-name="Table1.C2" office:value-type="string">
            <text:p text:style-name="Table_20_Contents">separador de nome de tabela/coluna</text:p>
          </table:table-cell>
        </table:table-row>
        <table:table-row>
          <table:table-cell table:style-name="Table1.A2" office:value-type="string">
            <text:p text:style-name="Table_20_Contents">::</text:p>
          </table:table-cell>
          <table:table-cell table:style-name="Table1.A2" office:value-type="string">
            <text:p text:style-name="Table_20_Contents">esquerda</text:p>
          </table:table-cell>
          <table:table-cell table:style-name="Table1.C2" office:value-type="string">
            <text:p text:style-name="Table_20_Contents">conversão de tipo estilo PostgreSQL</text:p>
          </table:table-cell>
        </table:table-row>
        <table:table-row>
          <table:table-cell table:style-name="Table1.A2" office:value-type="string">
            <text:p text:style-name="Table_20_Contents">[ ]</text:p>
          </table:table-cell>
          <table:table-cell table:style-name="Table1.A2" office:value-type="string">
            <text:p text:style-name="Table_20_Contents">esquerda</text:p>
          </table:table-cell>
          <table:table-cell table:style-name="Table1.C2" office:value-type="string">
            <text:p text:style-name="Table_20_Contents">seleção de elemento de matriz</text:p>
          </table:table-cell>
        </table:table-row>
        <table:table-row>
          <table:table-cell table:style-name="Table1.A2" office:value-type="string">
            <text:p text:style-name="Table_20_Contents">-</text:p>
          </table:table-cell>
          <table:table-cell table:style-name="Table1.A2" office:value-type="string">
            <text:p text:style-name="Table_20_Contents">direita</text:p>
          </table:table-cell>
          <table:table-cell table:style-name="Table1.C2" office:value-type="string">
            <text:p text:style-name="Table_20_Contents">menos unário</text:p>
          </table:table-cell>
        </table:table-row>
        <table:table-row>
          <table:table-cell table:style-name="Table1.A2" office:value-type="string">
            <text:p text:style-name="Table_20_Contents">^</text:p>
          </table:table-cell>
          <table:table-cell table:style-name="Table1.A2" office:value-type="string">
            <text:p text:style-name="Table_20_Contents">esquerda</text:p>
          </table:table-cell>
          <table:table-cell table:style-name="Table1.C2" office:value-type="string">
            <text:p text:style-name="Table_20_Contents">exponenciação</text:p>
          </table:table-cell>
        </table:table-row>
        <table:table-row>
          <table:table-cell table:style-name="Table1.A2" office:value-type="string">
            <text:p text:style-name="Table_20_Contents">* / %</text:p>
          </table:table-cell>
          <table:table-cell table:style-name="Table1.A2" office:value-type="string">
            <text:p text:style-name="Table_20_Contents">esquerda</text:p>
          </table:table-cell>
          <table:table-cell table:style-name="Table1.C2" office:value-type="string">
            <text:p text:style-name="Table_20_Contents">multiplicação, divisão, módulo</text:p>
          </table:table-cell>
        </table:table-row>
        <table:table-row>
          <table:table-cell table:style-name="Table1.A2" office:value-type="string">
            <text:p text:style-name="Table_20_Contents">+ -</text:p>
          </table:table-cell>
          <table:table-cell table:style-name="Table1.A2" office:value-type="string">
            <text:p text:style-name="Table_20_Contents">esquerda</text:p>
          </table:table-cell>
          <table:table-cell table:style-name="Table1.C2" office:value-type="string">
            <text:p text:style-name="Table_20_Contents">adição, subtração</text:p>
          </table:table-cell>
        </table:table-row>
        <table:table-row>
          <table:table-cell table:style-name="Table1.A2" office:value-type="string">
            <text:p text:style-name="Table_20_Contents">IS</text:p>
          </table:table-cell>
          <table:table-cell table:style-name="Table1.A2" office:value-type="string">
            <text:p text:style-name="Table_20_Contents"> </text:p>
          </table:table-cell>
          <table:table-cell table:style-name="Table1.C2" office:value-type="string">
            <text:p text:style-name="Table_20_Contents">IS TRUE, IS FALSE, IS UNKNOWN, IS NULL</text:p>
          </table:table-cell>
        </table:table-row>
        <table:table-row>
          <table:table-cell table:style-name="Table1.A2" office:value-type="string">
            <text:p text:style-name="Table_20_Contents">ISNULL</text:p>
          </table:table-cell>
          <table:table-cell table:style-name="Table1.A2" office:value-type="string">
            <text:p text:style-name="Table_20_Contents"> </text:p>
          </table:table-cell>
          <table:table-cell table:style-name="Table1.C2" office:value-type="string">
            <text:p text:style-name="Table_20_Contents">teste de nulo</text:p>
          </table:table-cell>
        </table:table-row>
        <text:soft-page-break/>
        <table:table-row>
          <table:table-cell table:style-name="Table1.A2" office:value-type="string">
            <text:p text:style-name="Table_20_Contents">NOTNULL</text:p>
          </table:table-cell>
          <table:table-cell table:style-name="Table1.A2" office:value-type="string">
            <text:p text:style-name="Table_20_Contents"> </text:p>
          </table:table-cell>
          <table:table-cell table:style-name="Table1.C2" office:value-type="string">
            <text:p text:style-name="Table_20_Contents">teste de não nulo</text:p>
          </table:table-cell>
        </table:table-row>
        <table:table-row>
          <table:table-cell table:style-name="Table1.A2" office:value-type="string">
            <text:p text:style-name="Table_20_Contents">(qualquer outro)</text:p>
          </table:table-cell>
          <table:table-cell table:style-name="Table1.A2" office:value-type="string">
            <text:p text:style-name="Table_20_Contents">esquerda</text:p>
          </table:table-cell>
          <table:table-cell table:style-name="Table1.C2" office:value-type="string">
            <text:p text:style-name="Table_20_Contents">os demais operadores nativos e os definidos pelo usuário</text:p>
          </table:table-cell>
        </table:table-row>
        <table:table-row>
          <table:table-cell table:style-name="Table1.A2" office:value-type="string">
            <text:p text:style-name="Table_20_Contents">IN</text:p>
          </table:table-cell>
          <table:table-cell table:style-name="Table1.A2" office:value-type="string">
            <text:p text:style-name="Table_20_Contents"> </text:p>
          </table:table-cell>
          <table:table-cell table:style-name="Table1.C2" office:value-type="string">
            <text:p text:style-name="Table_20_Contents">membro de um conjunto</text:p>
          </table:table-cell>
        </table:table-row>
        <table:table-row>
          <table:table-cell table:style-name="Table1.A2" office:value-type="string">
            <text:p text:style-name="Table_20_Contents">BETWEEN</text:p>
          </table:table-cell>
          <table:table-cell table:style-name="Table1.A2" office:value-type="string">
            <text:p text:style-name="Table_20_Contents"> </text:p>
          </table:table-cell>
          <table:table-cell table:style-name="Table1.C2" office:value-type="string">
            <text:p text:style-name="Table_20_Contents">contido em um intervalo</text:p>
          </table:table-cell>
        </table:table-row>
        <table:table-row>
          <table:table-cell table:style-name="Table1.A2" office:value-type="string">
            <text:p text:style-name="Table_20_Contents">OVERLAPS</text:p>
          </table:table-cell>
          <table:table-cell table:style-name="Table1.A2" office:value-type="string">
            <text:p text:style-name="Table_20_Contents"> </text:p>
          </table:table-cell>
          <table:table-cell table:style-name="Table1.C2" office:value-type="string">
            <text:p text:style-name="Table_20_Contents">sobreposição de intervalo de tempo</text:p>
          </table:table-cell>
        </table:table-row>
        <table:table-row>
          <table:table-cell table:style-name="Table1.A2" office:value-type="string">
            <text:p text:style-name="Table_20_Contents">LIKE ILIKE SIMILAR</text:p>
          </table:table-cell>
          <table:table-cell table:style-name="Table1.A2" office:value-type="string">
            <text:p text:style-name="Table_20_Contents"> </text:p>
          </table:table-cell>
          <table:table-cell table:style-name="Table1.C2" office:value-type="string">
            <text:p text:style-name="Table_20_Contents">correspondência de padrão em cadeia de caracteres</text:p>
          </table:table-cell>
        </table:table-row>
        <table:table-row>
          <table:table-cell table:style-name="Table1.A2" office:value-type="string">
            <text:p text:style-name="Table_20_Contents">&lt; &gt;</text:p>
          </table:table-cell>
          <table:table-cell table:style-name="Table1.A2" office:value-type="string">
            <text:p text:style-name="Table_20_Contents"> </text:p>
          </table:table-cell>
          <table:table-cell table:style-name="Table1.C2" office:value-type="string">
            <text:p text:style-name="Table_20_Contents">menor que, maior que</text:p>
          </table:table-cell>
        </table:table-row>
        <table:table-row>
          <table:table-cell table:style-name="Table1.A2" office:value-type="string">
            <text:p text:style-name="Table_20_Contents">=</text:p>
          </table:table-cell>
          <table:table-cell table:style-name="Table1.A2" office:value-type="string">
            <text:p text:style-name="Table_20_Contents">direita</text:p>
          </table:table-cell>
          <table:table-cell table:style-name="Table1.C2" office:value-type="string">
            <text:p text:style-name="Table_20_Contents">igualdade, atribuição</text:p>
          </table:table-cell>
        </table:table-row>
        <table:table-row>
          <table:table-cell table:style-name="Table1.A2" office:value-type="string">
            <text:p text:style-name="Table_20_Contents">NOT</text:p>
          </table:table-cell>
          <table:table-cell table:style-name="Table1.A2" office:value-type="string">
            <text:p text:style-name="Table_20_Contents">direita</text:p>
          </table:table-cell>
          <table:table-cell table:style-name="Table1.C2" office:value-type="string">
            <text:p text:style-name="Table_20_Contents">negação lógica</text:p>
          </table:table-cell>
        </table:table-row>
        <table:table-row>
          <table:table-cell table:style-name="Table1.A2" office:value-type="string">
            <text:p text:style-name="Table_20_Contents">AND</text:p>
          </table:table-cell>
          <table:table-cell table:style-name="Table1.A2" office:value-type="string">
            <text:p text:style-name="Table_20_Contents">esquerda</text:p>
          </table:table-cell>
          <table:table-cell table:style-name="Table1.C2" office:value-type="string">
            <text:p text:style-name="Table_20_Contents">conjunção lógica</text:p>
          </table:table-cell>
        </table:table-row>
        <table:table-row>
          <table:table-cell table:style-name="Table1.A2" office:value-type="string">
            <text:p text:style-name="Table_20_Contents">OR</text:p>
          </table:table-cell>
          <table:table-cell table:style-name="Table1.A2" office:value-type="string">
            <text:p text:style-name="Table_20_Contents">esquerda</text:p>
          </table:table-cell>
          <table:table-cell table:style-name="Table1.C2" office:value-type="string">
            <text:p text:style-name="Table_20_Contents">disjunção lógica</text:p>
          </table:table-cell>
        </table:table-row>
      </table:table>
      <text:p text:style-name="P6"><text:span text:style-name="Strong_20_Emphasis"/></text:p>
      <text:p text:style-name="P6"><text:span text:style-name="Strong_20_Emphasis"><text:span text:style-name="T1">Detalhes em: </text:span></text:span><text:a xlink:type="simple" xlink:href="http://pgdocptbr.sourceforge.net/pg80/sql-syntax.html#SQL-PRECEDENCE"><text:span text:style-name="Strong_20_Emphasis"><text:span text:style-name="T1">http://pgdocptbr.sourceforge.net/pg80/sql-syntax.html#SQL-PRECEDENCE</text:span></text:span></text:a></text:p>
      <text:p text:style-name="P6"><text:span text:style-name="Strong_20_Emphasis"/></text:p>
      <text:p text:style-name="P9"><text:span text:style-name="Strong_20_Emphasis"/></text:p>
      <text:p text:style-name="P6"><text:span text:style-name="Strong_20_Emphasis">6.2) Entendendo os Operadores de Texto (Strings)</text:span></text:p>
      <text:p text:style-name="P15"><text:bookmark text:name="FUNCTIONS-STRING"/>Funções e operadores para cadeias de caracteres (Strings)</text:p>
      <text:p text:style-name="P15"/>
      <text:p text:style-name="Text_20_body">Esta seção descreve as funções e operadores disponíveis para examinar e manipular valores cadeia de caracteres. Neste contexto, cadeia de caracteres inclui todos os valores dos tipos character, character varying e text. A menos que seja dito o contrário, todas as funções relacionadas abaixo trabalham com todos estes tipos, mas se deve tomar cuidado com os efeitos em potencial do preenchimento automático quando for utilizado o tipo character. De modo geral, as funções descritas nesta seção também trabalham com dados de tipos que não são cadeias de caracteres, convertendo estes dados primeiro na representação de cadeia de caracteres. Algumas funções também existem em forma nativa para os tipos cadeia de bits.</text:p>
      <text:p text:style-name="Text_20_body">O <text:span text:style-name="ACRONYM">SQL</text:span> define algumas funções para cadeias de caracteres com uma sintaxe especial, onde certas palavras chave, em vez de vírgulas, são utilizadas para separar os argumentos. Os detalhes estão na <text:a xlink:type="simple" xlink:href="http://pgdocptbr.sourceforge.net/pg80/functions-string.html#FUNCTIONS-STRING-SQL">Tabela 9-6</text:a>. Estas funções também são implementadas utilizando a sintaxe regular de chamada de função (Consulte a <text:a xlink:type="simple" xlink:href="http://pgdocptbr.sourceforge.net/pg80/functions-string.html#FUNCTIONS-STRING-OTHER">Tabela 9-7</text:a>).</text:p>
      <text:p text:style-name="P7"><text:bookmark text:name="FUNCTIONS-STRING-SQL"/>Tabela 9-6. Funções e operadores SQL para cadeias de caracteres: vide site oficial em:</text:p>
      <text:p text:style-name="Text_20_body"><text:a xlink:type="simple" xlink:href="http://pgdocptbr.sourceforge.net/pg80/functions-string.html">http://pgdocptbr.sourceforge.net/pg80/functions-string.html</text:a></text:p>
      <text:p text:style-name="Text_20_body"><text:a xlink:type="simple" xlink:href="http://www.postgresql.org/docs/8.3/interactive/functions-string.html">http://www.postgresql.org/docs/8.3/interactive/functions-string.html</text:a></text:p>
      <text:p text:style-name="Text_20_body"/>
      <text:p text:style-name="P7"><text:bookmark text:name="FUNC-CONV-DIACRITIC-LETTER"/>Exemplo 9-1. Conversão de letras minúsculas e maiúsculas acentuadas</text:p>
      <text:p text:style-name="Text_20_body">Abaixo estão mostradas duas funções para conversão de letras. A função maiusculas converte letras minúsculas, com ou sem acentos, em maiúsculas, enquanto a função minusculas faz o contrário, ou seja, converte letras maiúsculas, com ou sem acentos em minúsculas <text:a xlink:type="simple" xlink:href="http://pgdocptbr.sourceforge.net/pg80/functions-string.html#FTN.AEN9537" office:name="AEN9537">[1]</text:a> .</text:p>
      <text:p text:style-name="Preformatted_20_Text"><text:span text:style-name="Example">=&gt;</text:span> <text:span text:style-name="User_20_Entry">\!chcp 1252</text:span></text:p>
      <text:p text:style-name="Preformatted_20_Text"><text:span text:style-name="Example">Active code page: 1252</text:span></text:p>
      <text:p text:style-name="Preformatted_20_Text"><text:span text:style-name="Example">=&gt;</text:span> <text:span text:style-name="User_20_Entry">CREATE FUNCTION maiusculas(text) RETURNS text AS '</text:span></text:p>
      <text:p text:style-name="Preformatted_20_Text"><text:span text:style-name="Example">'&gt;</text:span> <text:span text:style-name="User_20_Entry"><text:s text:c="2"/>SELECT translate( upper($1),</text:span></text:p>
      <text:p text:style-name="Preformatted_20_Text"><text:span text:style-name="Example">'&gt;</text:span> <text:span text:style-name="User_20_Entry"><text:s text:c="9"/>text ''áéíóúàèìòùãõâêîôôäëïöüç'',</text:span></text:p>
      <text:p text:style-name="Preformatted_20_Text"><text:span text:style-name="Example">'&gt;</text:span> <text:span text:style-name="User_20_Entry"><text:s text:c="9"/>text ''ÁÉÍÓÚÀÈÌÒÙÃÕÂÊÎÔÛÄËÏÖÜÇ'')</text:span></text:p>
      <text:p text:style-name="Preformatted_20_Text"><text:span text:style-name="Example">'&gt;</text:span> <text:span text:style-name="User_20_Entry">' LANGUAGE SQL STRICT;</text:span></text:p>
      <text:p text:style-name="Preformatted_20_Text"/>
      <text:p text:style-name="Preformatted_20_Text"><text:span text:style-name="Example">=&gt;</text:span> <text:span text:style-name="User_20_Entry">SELECT maiusculas('à ação seqüência');</text:span></text:p>
      <text:p text:style-name="Preformatted_20_Text"/>
      <text:p text:style-name="Preformatted_20_Text"><text:span text:style-name="Example"><text:s text:c="4"/>maiusculas</text:span></text:p>
      <text:p text:style-name="Preformatted_20_Text"><text:span text:style-name="Example">------------------</text:span></text:p>
      <text:p text:style-name="Preformatted_20_Text"><text:span text:style-name="Example"><text:s/>À AÇÃO SEQÜÊNCIA</text:span></text:p>
      <text:p text:style-name="Preformatted_20_Text"/>
      <text:p text:style-name="Preformatted_20_Text"><text:span text:style-name="Example">=&gt;</text:span> <text:span text:style-name="User_20_Entry">CREATE FUNCTION minusculas(text) RETURNS text AS '</text:span></text:p>
      <text:p text:style-name="Preformatted_20_Text"><text:span text:style-name="Example">'&gt;</text:span> <text:span text:style-name="User_20_Entry"><text:s text:c="2"/>SELECT translate( lower($1),</text:span></text:p>
      <text:p text:style-name="Preformatted_20_Text"><text:soft-page-break/><text:span text:style-name="Example">'&gt;</text:span> <text:span text:style-name="User_20_Entry"><text:s text:c="9"/>text ''ÁÉÍÓÚÀÈÌÒÙÃÕÂÊÎÔÛÄËÏÖÜÇ'',</text:span></text:p>
      <text:p text:style-name="Preformatted_20_Text"><text:span text:style-name="Example">'&gt;</text:span> <text:span text:style-name="User_20_Entry"><text:s text:c="9"/>text ''áéíóúàèìòùãõâêîôôäëïöüç'')</text:span></text:p>
      <text:p text:style-name="Preformatted_20_Text"><text:span text:style-name="Example">'&gt;</text:span> <text:span text:style-name="User_20_Entry">' LANGUAGE SQL STRICT;</text:span></text:p>
      <text:p text:style-name="Preformatted_20_Text"/>
      <text:p text:style-name="Preformatted_20_Text"><text:span text:style-name="Example">=&gt;</text:span> <text:span text:style-name="User_20_Entry">SELECT minusculas('À AÇÃO SEQÜÊNCIA');</text:span></text:p>
      <text:p text:style-name="Preformatted_20_Text"><text:span text:style-name="Example"><text:s text:c="4"/>minusculas</text:span></text:p>
      <text:p text:style-name="Preformatted_20_Text"><text:span text:style-name="Example">------------------</text:span></text:p>
      <text:p text:style-name="P10"><text:span text:style-name="Example"><text:s/>à ação seqüência</text:span></text:p>
      <text:p text:style-name="P4"><text:span text:style-name="Strong_20_Emphasis"/></text:p>
      <text:p text:style-name="P6"><text:span text:style-name="Strong_20_Emphasis">6.3) Entendendo as Expressões regulares </text:span></text:p>
      <text:p text:style-name="P6"><text:span text:style-name="Strong_20_Emphasis"/></text:p>
      <text:p text:style-name="P15">Correspondência com padrão (<text:span text:style-name="Strong_20_Emphasis"><text:span text:style-name="T7">Expressões regulares</text:span></text:span>)</text:p>
      <text:p text:style-name="P15"/>
      <text:p text:style-name="Text_20_body"><text:bookmark text:name="AEN11066"/>O PostgreSQL disponibiliza três abordagens distintas para correspondência com padrão: </text:p>
      <text:p text:style-name="Text_20_body">o operador LIKE tradicional do <text:span text:style-name="ACRONYM">SQL</text:span>; </text:p>
      <text:p text:style-name="Text_20_body">o operador mais recente SIMILAR TO (adicionado ao <text:span text:style-name="ACRONYM">SQL:1999</text:span>); </text:p>
      <text:p text:style-name="Text_20_body">e as expressões regulares no estilo <text:span text:style-name="ACRONYM">POSIX</text:span>. </text:p>
      <text:p text:style-name="Text_20_body">Além disso, também está disponível a função de correspondência com padrão substring, que utiliza expressões regulares tanto no estilo SIMILAR TO quanto no estilo POSIX.</text:p>
      <text:p text:style-name="Quotations"><text:span text:style-name="T4">Dica:</text:span> Havendo necessidade de correspondência com padrão acima destas, deve ser considerado o desenvolvimento de uma função definida pelo usuário em Perl ou Tcl.</text:p>
      <text:p text:style-name="P15">LIKE</text:p>
      <text:p text:style-name="Preformatted_20_Text"><text:bookmark text:name="AEN11081"/>cadeia_de_caracteres LIKE padrão [ESCAPE caractere_de_escape]</text:p>
      <text:p text:style-name="P10">cadeia_de_caracteres NOT LIKE padrão [ESCAPE caractere_de_escape]</text:p>
      <text:p text:style-name="Text_20_body">Cada padrão define um conjunto de cadeias de caracteres. A expressão LIKE retorna verdade se a cadeia_de_caracteres estiver contida no conjunto de cadeias de caracteres representado pelo padrão; como esperado, a expressão NOT LIKE retorna falso quando LIKE retorna verdade, e vice-versa, e a expressão equivalente é NOT (cadeia_de_caracteres LIKE padrão).</text:p>
      <text:p text:style-name="Text_20_body">Quando o padrão não contém os caracteres percentagem ou sublinhado, o padrão representa apenas a própria cadeia de caracteres; neste caso LIKE atua como o operador igual. No padrão o caractere sublinhado (_) representa (corresponde a) qualquer um único caractere; o caractere percentagem (%) corresponde a qualquer cadeia com zero ou mais caracteres.</text:p>
      <text:p text:style-name="P8">Alguns exemplos:</text:p>
      <text:p text:style-name="Preformatted_20_Text"><text:span text:style-name="User_20_Entry">'abc' LIKE 'abc'</text:span> <text:s text:c="3"/><text:span text:style-name="T2">verdade</text:span></text:p>
      <text:p text:style-name="Preformatted_20_Text"><text:span text:style-name="User_20_Entry">'abc' LIKE 'a%'</text:span> <text:s text:c="4"/><text:span text:style-name="T2">verdade</text:span></text:p>
      <text:p text:style-name="Preformatted_20_Text"><text:span text:style-name="User_20_Entry">'abc' LIKE '_b_'</text:span> <text:s text:c="3"/><text:span text:style-name="T2">verdade</text:span></text:p>
      <text:p text:style-name="P10"><text:soft-page-break/><text:span text:style-name="User_20_Entry">'abc' LIKE 'c'</text:span> <text:s text:c="5"/><text:span text:style-name="T2">falso</text:span></text:p>
      <text:p text:style-name="Text_20_body">Pode ser utilizada a palavra chave ILIKE no lugar de LIKE para fazer a correspondência não diferenciar letras maiúsculas de minúsculas, conforme o idioma ativo. <text:a xlink:type="simple" xlink:href="http://pgdocptbr.sourceforge.net/pg80/functions-matching.html#FTN.AEN11142" office:name="AEN11142">[1]</text:a> Isto não faz parte do padrão <text:span text:style-name="ACRONYM">SQL</text:span>, sendo uma extensão do PostgreSQL.</text:p>
      <text:p text:style-name="Text_20_body">O operador ~~ equivale ao LIKE, enquanto ~~* corresponde ao ILIKE. </text:p>
      <text:p text:style-name="Text_20_body">Também existem os operadores !~~ e !~~*, representando o NOT LIKE e o NOT ILIKE respectivamente. <text:span text:style-name="T5">Todos estes operadores são específicos do PostgreSQL</text:span>.</text:p>
      <text:p text:style-name="Text_20_body"><text:span text:style-name="T5"/></text:p>
      <text:p text:style-name="P15">Expressões regulares do SIMILAR TO</text:p>
      <text:p text:style-name="Preformatted_20_Text"/>
      <text:p text:style-name="Preformatted_20_Text"><text:bookmark text:name="AEN11158"/><text:bookmark text:name="AEN11160"/><text:bookmark text:name="AEN11162"/>cadeia_de_caracteres SIMILAR TO padrão [ESCAPE caractere_de_escape]</text:p>
      <text:p text:style-name="P10">cadeia_de_caracteres NOT SIMILAR TO padrão [ESCAPE caractere_de_escape]</text:p>
      <text:p text:style-name="Text_20_body">O operador SIMILAR TO retorna verdade ou falso conforme o padrão corresponda ou não à cadeia de caracteres fornecida. Este operador é <text:span text:style-name="T5">muito semelhante ao LIKE</text:span>, <text:span text:style-name="T5">exceto por interpretar o padrão utilizando a definição de expressão regular do padrão </text:span><text:span text:style-name="ACRONYM"><text:span text:style-name="T5">SQL</text:span></text:span>. As expressões regulares do padrão <text:span text:style-name="ACRONYM">SQL</text:span> são um cruzamento curioso entre a notação do LIKE e a notação habitual das expressões regulares.</text:p>
      <text:p text:style-name="Text_20_body"><text:span text:style-name="T5">Da mesma forma que o LIKE, o operador SIMILAR TO somente é bem-sucedido quando o padrão corresponde a toda cadeia de caracteres</text:span>; é diferente do praticado habitualmente nas expressões regulares, onde o padrão pode corresponder a qualquer parte da cadeia de caracteres. </text:p>
      <text:p text:style-name="P8">Também como o LIKE, o operador SIMILAR TO utiliza _ e % como caracteres curinga, representando qualquer um único caractere e qualquer cadeia de caracteres, respectivamente (são comparáveis ao . e ao .* das expressões regulares POSIX).</text:p>
      <text:p text:style-name="Text_20_body">Além destas funcionalidades tomadas emprestada do LIKE, o <text:span text:style-name="T5">SIMILAR TO suporta os seguintes metacaracteres para correspondência com padrão pegos emprestado das expressões regulares POSIX:</text:span></text:p>
      <text:list text:style-name="L1">
        <text:list-item>
          <text:p text:style-name="P35">| representa alternância (uma das duas alternativas).</text:p>
        </text:list-item>
        <text:list-item>
          <text:p text:style-name="P35">* representa a repetição do item anterior zero ou mais vezes.</text:p>
        </text:list-item>
        <text:list-item>
          <text:p text:style-name="P35">+ representa a repetição do item anterior uma ou mais vezes.</text:p>
        </text:list-item>
        <text:list-item>
          <text:p text:style-name="P35">Os parênteses () podem ser utilizados para agrupar itens em um único item lógico.</text:p>
        </text:list-item>
        <text:list-item>
          <text:p text:style-name="P35">A expressão de colchetes [...] especifica uma classe de caracteres, do mesmo modo que na expressão regular POSIX.</text:p>
        </text:list-item>
      </text:list>
      <text:p text:style-name="Text_20_body"><text:span text:style-name="T5"/></text:p>
      <text:p text:style-name="P67"><text:span text:style-name="T5"/></text:p>
      <text:p text:style-name="Text_20_body"><text:span text:style-name="T5">Deve ser observado que as repetições limitadas (? e {...}) não estão disponíveis</text:span>, embora existam no POSIX. Além disso, <text:span text:style-name="T5">o ponto (.) não é um metacaractere.</text:span></text:p>
      <text:p text:style-name="Text_20_body">Da mesma forma que no LIKE, a contrabarra desativa o significado especial de qualquer um dos metacaracteres; ou pode ser especificado um caractere de escape diferente por meio da cláusula ESCAPE.</text:p>
      <text:p text:style-name="P8">Alguns exemplos:</text:p>
      <text:p text:style-name="Preformatted_20_Text"><text:span text:style-name="User_20_Entry">'abc' SIMILAR TO 'abc'</text:span> <text:s text:c="5"/><text:span text:style-name="T2">verdade</text:span></text:p>
      <text:p text:style-name="Preformatted_20_Text"><text:span text:style-name="User_20_Entry">'abc' SIMILAR TO 'a'</text:span> <text:s text:c="7"/><text:span text:style-name="T2">falso</text:span></text:p>
      <text:p text:style-name="Preformatted_20_Text"><text:span text:style-name="User_20_Entry">'abc' SIMILAR TO '%(b|d)%'</text:span> <text:s/><text:span text:style-name="T2">verdade</text:span></text:p>
      <text:p text:style-name="P10"><text:span text:style-name="User_20_Entry">'abc' SIMILAR TO '(b|c)%'</text:span> <text:s text:c="2"/><text:span text:style-name="T2">falso</text:span></text:p>
      <text:p text:style-name="Text_20_body">A função substring com três parâmetros, substring(cadeia_de_caracteres FROM padrão FOR caractere_de_escape), permite extrair a parte da cadeia de caracteres que corresponde ao padrão da expressão regular <text:span text:style-name="ACRONYM">SQL:1999</text:span>. Assim como em SIMILAR TO, o padrão especificado deve corresponder a toda a cadeia de caracteres, senão a função falha e retorna nulo. Para indicar a parte do padrão que deve ser retornada em caso de sucesso, o padrão deve conter duas ocorrências do caractere de escape seguidas por aspas ("). É retornado o texto correspondente à parte do padrão entre estas marcas.</text:p>
      <text:p text:style-name="P8">Alguns exemplos:</text:p>
      <text:p text:style-name="Preformatted_20_Text"><text:span text:style-name="User_20_Entry">substring('foobar' FROM '%#"o_b#"%' FOR '#')</text:span> <text:s text:c="2"/><text:span text:style-name="T2">oob</text:span></text:p>
      <text:p text:style-name="P10"><text:span text:style-name="User_20_Entry">substring('foobar' FROM '#"o_b#"%' FOR '#')</text:span> <text:s text:c="3"/><text:span text:style-name="T2">NULL</text:span></text:p>
      <text:p text:style-name="P15">Expressões regulares POSIX</text:p>
      <text:p text:style-name="Text_20_body"/>
      <text:p text:style-name="Text_20_body"><text:bookmark text:name="AEN11240"/>A tabela abaixo mostra os operadores disponíveis para correspondência com padrão utilizando as expressões regulares POSIX.</text:p>
      <text:p text:style-name="P7">Operadores de correspondência para expressões regulares</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Operador</text:p>
            </table:table-cell>
            <table:table-cell table:style-name="Table7.A1" office:value-type="string">
              <text:p text:style-name="Table_20_Heading">Descrição</text:p>
            </table:table-cell>
            <table:table-cell table:style-name="Table7.C1" office:value-type="string">
              <text:p text:style-name="Table_20_Heading">Exemplo</text:p>
            </table:table-cell>
          </table:table-row>
        </table:table-header-rows>
        <table:table-row>
          <table:table-cell table:style-name="Table7.A2" office:value-type="string">
            <text:p text:style-name="Table_20_Contents">~ </text:p>
          </table:table-cell>
          <table:table-cell table:style-name="Table7.A2" office:value-type="string">
            <text:p text:style-name="Table_20_Contents">Corresponde à expressão regular, diferenciando maiúsculas e minúsculas</text:p>
          </table:table-cell>
          <table:table-cell table:style-name="Table7.C2" office:value-type="string">
            <text:p text:style-name="Table_20_Contents">'thomas' ~ '.*thomas.*'</text:p>
          </table:table-cell>
        </table:table-row>
        <table:table-row>
          <table:table-cell table:style-name="Table7.A2" office:value-type="string">
            <text:p text:style-name="Table_20_Contents">~* </text:p>
          </table:table-cell>
          <table:table-cell table:style-name="Table7.A2" office:value-type="string">
            <text:p text:style-name="Table_20_Contents">Corresponde à expressão regular, não diferenciando maiúsculas e minúsculas</text:p>
          </table:table-cell>
          <table:table-cell table:style-name="Table7.C2" office:value-type="string">
            <text:p text:style-name="Table_20_Contents">'thomas' ~* '.*Thomas.*'</text:p>
          </table:table-cell>
        </table:table-row>
        <table:table-row>
          <table:table-cell table:style-name="Table7.A2" office:value-type="string">
            <text:p text:style-name="Table_20_Contents">!~ </text:p>
          </table:table-cell>
          <table:table-cell table:style-name="Table7.A2" office:value-type="string">
            <text:p text:style-name="Table_20_Contents">Não corresponde à expressão regular, diferenciando maiúsculas e minúsculas</text:p>
          </table:table-cell>
          <table:table-cell table:style-name="Table7.C2" office:value-type="string">
            <text:p text:style-name="Table_20_Contents">'thomas' !~ '.*Thomas.*'</text:p>
          </table:table-cell>
        </table:table-row>
        <table:table-row>
          <table:table-cell table:style-name="Table7.A2" office:value-type="string">
            <text:p text:style-name="Table_20_Contents">!~* </text:p>
          </table:table-cell>
          <table:table-cell table:style-name="Table7.A2" office:value-type="string">
            <text:p text:style-name="Table_20_Contents">Não corresponde à expressão regular, não diferenciando <text:soft-page-break/>maiúsculas e minúsculas</text:p>
          </table:table-cell>
          <table:table-cell table:style-name="Table7.C2" office:value-type="string">
            <text:p text:style-name="Table_20_Contents">'thomas' !~* <text:soft-page-break/>'.*vadim.*'</text:p>
          </table:table-cell>
        </table:table-row>
      </table:table>
      <text:p text:style-name="Text_20_body"/>
      <text:p text:style-name="Text_20_body">As expressões regulares <text:span text:style-name="ACRONYM">POSIX</text:span> fornecem uma forma mais poderosa para correspondência com padrão que os operadores LIKE e SIMILAR TO. Muitas ferramentas do Unix, como egrep, sed e awk, utilizam uma linguagem para correspondência com padrão semelhante à descrita aqui.</text:p>
      <text:p text:style-name="Text_20_body">Uma expressão regular é uma seqüência de caracteres contendo uma definição abreviada de um conjunto de cadeias de caracteres (um <text:span text:style-name="T2">conjunto regular</text:span>). Uma cadeia de caracteres é dita correspondendo a uma expressão regular se for membro do conjunto regular descrito pela expressão regular. Assim como no LIKE, os caracteres do padrão correspondem exatamente aos caracteres da cadeia de caracteres, a não ser quando forem caracteres especiais da linguagem da expressão regular — porém, as expressões regulares utilizam caracteres especiais diferentes dos utilizados pelo LIKE. Diferentemente dos padrões do LIKE, uma expressão regular pode corresponder a qualquer parte da cadeia de caracteres, a não ser que a expressão regular seja explicitamente ancorada ao início ou ao final da cadeia de caracteres.</text:p>
      <text:p text:style-name="P8">Alguns exemplos:</text:p>
      <text:p text:style-name="Preformatted_20_Text"><text:span text:style-name="User_20_Entry">'abc' ~ 'abc'</text:span> <text:s text:c="3"/><text:span text:style-name="T2">verdade</text:span></text:p>
      <text:p text:style-name="Preformatted_20_Text"><text:span text:style-name="User_20_Entry">'abc' ~ '^a'</text:span> <text:s text:c="4"/><text:span text:style-name="T2">verdade</text:span></text:p>
      <text:p text:style-name="Preformatted_20_Text"><text:span text:style-name="User_20_Entry">'abc' ~ '(b|d)'</text:span> <text:s/><text:span text:style-name="T2">verdade</text:span></text:p>
      <text:p text:style-name="P10"><text:span text:style-name="User_20_Entry">'abc' ~ '^(b|c)'</text:span> <text:span text:style-name="T2">falso</text:span></text:p>
      <text:p text:style-name="Text_20_body">A função substring com dois parâmetros, substring(cadeia_de_caracteres FROM padrão), permite extrair a parte da cadeia de caracteres que corresponde ao padrão da expressão regular POSIX. A função retorna nulo quando não há correspondência, senão retorna a parte do texto que corresponde ao padrão. Entretanto, quando o padrão contém parênteses, é retornada a parte do texto correspondendo à primeira subexpressão entre parênteses (aquela cujo abre parênteses vem primeiro). Podem ser colocados parênteses envolvendo toda a expressão, se for desejado utilizar parênteses em seu interior sem disparar esta exceção. Se for necessária a presença de parênteses no padrão antes da subexpressão a ser extraída, veja os parênteses não-capturantes descritos abaixo.</text:p>
      <text:p text:style-name="P8">Alguns exemplos:</text:p>
      <text:p text:style-name="Preformatted_20_Text"><text:span text:style-name="User_20_Entry">substring('foobar' from 'o.b')</text:span> <text:s text:c="4"/><text:span text:style-name="T2">oob</text:span></text:p>
      <text:p text:style-name="P10"><text:span text:style-name="User_20_Entry">substring('foobar' from 'o(.)b')</text:span> <text:s text:c="2"/><text:span text:style-name="T2">o</text:span></text:p>
      <text:p text:style-name="Text_20_body">As expressões regulares do PostgreSQL são implementadas utilizando um pacote escrito por <text:a xlink:type="simple" xlink:href="http://arglist.com/regex/" office:target-frame-name="_top" xlink:show="replace">Henry Spencer</text:a>. Grande parte da descrição das expressões regulares abaixo foi copiada textualmente desta parte de seu manual.</text:p>
      <text:p text:style-name="Text_20_body"/>
      <text:p text:style-name="Text_20_body"/>
      <text:p text:style-name="P67"/>
      <text:p text:style-name="Text_20_body">Abaixo está mostrado o script usado para criar e carregar a tabela:</text:p>
      <text:p text:style-name="Preformatted_20_Text">\!chcp 1252</text:p>
      <text:p text:style-name="Preformatted_20_Text">CREATE TABLE textos(texto VARCHAR(40));</text:p>
      <text:p text:style-name="Preformatted_20_Text">INSERT INTO textos VALUES ('www.apache.org');</text:p>
      <text:p text:style-name="Preformatted_20_Text">INSERT INTO textos VALUES ('pgdocptbr.sourceforge.net');</text:p>
      <text:p text:style-name="Preformatted_20_Text">INSERT INTO textos VALUES ('WWW.PHP.NET');</text:p>
      <text:p text:style-name="Preformatted_20_Text">INSERT INTO textos VALUES ('www-130.ibm.com');</text:p>
      <text:p text:style-name="Preformatted_20_Text">INSERT INTO textos VALUES ('Julia Margaret Cameron');</text:p>
      <text:p text:style-name="Preformatted_20_Text">INSERT INTO textos VALUES ('Sor Juana Inés de la Cruz');</text:p>
      <text:p text:style-name="Preformatted_20_Text">INSERT INTO textos VALUES ('Inês Pedrosa');</text:p>
      <text:p text:style-name="Preformatted_20_Text">INSERT INTO textos VALUES ('Amy Semple McPherson');</text:p>
      <text:p text:style-name="Preformatted_20_Text">INSERT INTO textos VALUES ('Mary McCarthy');</text:p>
      <text:p text:style-name="Preformatted_20_Text">INSERT INTO textos VALUES ('Isabella Andreine');</text:p>
      <text:p text:style-name="Preformatted_20_Text">INSERT INTO textos VALUES ('Jeanne Marie Bouvier de la Motte Guyon');</text:p>
      <text:p text:style-name="Preformatted_20_Text">INSERT INTO textos VALUES ('Maria Tinteretto');</text:p>
      <text:p text:style-name="Preformatted_20_Text">INSERT INTO textos VALUES ('');</text:p>
      <text:p text:style-name="Preformatted_20_Text">INSERT INTO textos VALUES (' <text:s/>'||chr(9)||chr(10)||chr(11)||chr(12)||chr(13));</text:p>
      <text:p text:style-name="Preformatted_20_Text">INSERT INTO textos VALUES ('192.168.0.15');</text:p>
      <text:p text:style-name="Preformatted_20_Text">INSERT INTO textos VALUES ('pgsql-bugs-owner@postgresql.org');</text:p>
      <text:p text:style-name="P10">INSERT INTO textos VALUES('00:08:54:15:E5:FB');</text:p>
      <text:p text:style-name="Text_20_body">A seguir estão mostradas as consultas efetuadas juntamente com seus resultados:</text:p>
      <text:list text:style-name="L2">
        <text:list-item>
          <text:p text:style-name="P40">Selecionar textos contendo um ou mais caracteres de "a" até "z", seguidos por um ponto, seguido por um ou mais caracteres de "a" até "z", seguidos por um ponto, seguido por um ou mais caracteres de "a" até "z".</text:p>
          <text:list>
            <text:list-item>
              <text:p text:style-name="P40">PostgreSQL 8.0.0</text:p>
              <text:p text:style-name="P16"><text:span text:style-name="Example">=&gt;</text:span> <text:span text:style-name="User_20_Entry">SELECT texto FROM textos WHERE texto SIMILAR TO '([a-z]+).([a-z]+).([a-z]+)';</text:span></text:p>
              <text:p text:style-name="P16">-- ou</text:p>
              <text:p text:style-name="P16"><text:span text:style-name="Example">=&gt;</text:span> <text:span text:style-name="User_20_Entry">SELECT texto FROM textos WHERE texto ~ '^([a-z]+)\\.([a-z]+)\\.([a-z]+)$';</text:span></text:p>
              <text:p text:style-name="P16">-- ou</text:p>
              <text:p text:style-name="P16"><text:span text:style-name="Example">=&gt;</text:span> <text:span text:style-name="User_20_Entry">SELECT texto FROM textos WHERE texto ~ '^([a-z]+)[.]([a-z]+)[.]([a-z]+)$';</text:span></text:p>
              <text:p text:style-name="P16"/>
              <text:p text:style-name="P16"><text:span text:style-name="Example"><text:s text:c="11"/>texto</text:span></text:p>
              <text:p text:style-name="P16"><text:span text:style-name="Example">---------------------------</text:span></text:p>
              <text:p text:style-name="P16"><text:span text:style-name="Example"><text:s/>www.apache.org</text:span></text:p>
              <text:p text:style-name="P69"><text:span text:style-name="Example"><text:s/>pgdocptbr.sourceforge.net</text:span></text:p>
            </text:list-item>
            <text:list-item>
              <text:p text:style-name="P40">Oracle 10g</text:p>
              <text:p text:style-name="P16"><text:span text:style-name="Example">SQL&gt;</text:span> <text:span text:style-name="User_20_Entry">SELECT texto FROM textos WHERE REGEXP_LIKE(texto, '^([a-z]+)\.([a-z]+)\.([a-z]+)$');</text:span></text:p>
              <text:p text:style-name="P16"><text:soft-page-break/>-- ou</text:p>
              <text:p text:style-name="P16"><text:span text:style-name="Example">SQL&gt;</text:span> <text:span text:style-name="User_20_Entry">SELECT texto FROM textos WHERE REGEXP_LIKE(texto, '^([a-z]+)[.]([a-z]+)[.]([a-z]+)$');</text:span></text:p>
              <text:p text:style-name="P16"/>
              <text:p text:style-name="P16"><text:span text:style-name="Example">TEXTO</text:span></text:p>
              <text:p text:style-name="P16"><text:span text:style-name="Example">----------------------------------------</text:span></text:p>
              <text:p text:style-name="P16"><text:span text:style-name="Example">www.apache.org</text:span></text:p>
              <text:p text:style-name="P16"><text:span text:style-name="Example">pgdocptbr.sourceforge.net</text:span></text:p>
              <text:p text:style-name="P69"><text:a xlink:type="simple" xlink:href="http://WWW.PHP.NET/"><text:span text:style-name="Example">WWW.PHP.NET</text:span></text:a></text:p>
            </text:list-item>
          </text:list>
        </text:list-item>
      </text:list>
      <text:p text:style-name="P71"/>
      <text:p text:style-name="P6"><text:span text:style-name="Strong_20_Emphasis">6.4) Entendendo os Operadores matemáticos</text:span></text:p>
      <text:p text:style-name="P6"><text:span text:style-name="Strong_20_Emphasis"/></text:p>
      <text:p text:style-name="Standard">São fornecidos operadores matemáticos para muitos tipos de dados do PostgreSQL. Para os tipos sem as convenções matemáticas habituais para todas as permutações possíveis (por exemplo, os tipos de data e hora), o comportamento real é descrito nas próximas seções.</text:p>
      <text:p text:style-name="P7"/>
      <text:p text:style-name="P7">Operadores matemáticos</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17.A1" office:value-type="string">
              <text:p text:style-name="Table_20_Heading">Operador</text:p>
            </table:table-cell>
            <table:table-cell table:style-name="Table17.A1" office:value-type="string">
              <text:p text:style-name="Table_20_Heading">Descrição</text:p>
            </table:table-cell>
            <table:table-cell table:style-name="Table17.A1" office:value-type="string">
              <text:p text:style-name="Table_20_Heading">Exemplo</text:p>
            </table:table-cell>
            <table:table-cell table:style-name="Table17.D1" office:value-type="string">
              <text:p text:style-name="Table_20_Heading">Resultado</text:p>
            </table:table-cell>
          </table:table-row>
        </table:table-header-rows>
        <table:table-row>
          <table:table-cell table:style-name="Table17.A2" office:value-type="string">
            <text:p text:style-name="Table_20_Contents">+ </text:p>
          </table:table-cell>
          <table:table-cell table:style-name="Table17.A2" office:value-type="string">
            <text:p text:style-name="Table_20_Contents">adição</text:p>
          </table:table-cell>
          <table:table-cell table:style-name="Table17.A2" office:value-type="string">
            <text:p text:style-name="Table_20_Contents">2 + 3</text:p>
          </table:table-cell>
          <table:table-cell table:style-name="Table17.D2" office:value-type="string">
            <text:p text:style-name="Table_20_Contents">5</text:p>
          </table:table-cell>
        </table:table-row>
        <table:table-row>
          <table:table-cell table:style-name="Table17.A2" office:value-type="string">
            <text:p text:style-name="Table_20_Contents">- </text:p>
          </table:table-cell>
          <table:table-cell table:style-name="Table17.A2" office:value-type="string">
            <text:p text:style-name="Table_20_Contents">subtração</text:p>
          </table:table-cell>
          <table:table-cell table:style-name="Table17.A2" office:value-type="string">
            <text:p text:style-name="Table_20_Contents">2 - 3</text:p>
          </table:table-cell>
          <table:table-cell table:style-name="Table17.D2" office:value-type="string">
            <text:p text:style-name="Table_20_Contents">-1</text:p>
          </table:table-cell>
        </table:table-row>
        <table:table-row>
          <table:table-cell table:style-name="Table17.A2" office:value-type="string">
            <text:p text:style-name="Table_20_Contents">* </text:p>
          </table:table-cell>
          <table:table-cell table:style-name="Table17.A2" office:value-type="string">
            <text:p text:style-name="Table_20_Contents">multiplicação</text:p>
          </table:table-cell>
          <table:table-cell table:style-name="Table17.A2" office:value-type="string">
            <text:p text:style-name="Table_20_Contents">2 * 3</text:p>
          </table:table-cell>
          <table:table-cell table:style-name="Table17.D2" office:value-type="string">
            <text:p text:style-name="Table_20_Contents">6</text:p>
          </table:table-cell>
        </table:table-row>
        <table:table-row>
          <table:table-cell table:style-name="Table17.A2" office:value-type="string">
            <text:p text:style-name="Table_20_Contents">/ </text:p>
          </table:table-cell>
          <table:table-cell table:style-name="Table17.A2" office:value-type="string">
            <text:p text:style-name="Table_20_Contents">divisão (divisão inteira trunca o resultado)</text:p>
          </table:table-cell>
          <table:table-cell table:style-name="Table17.A2" office:value-type="string">
            <text:p text:style-name="Table_20_Contents">4 / 2</text:p>
          </table:table-cell>
          <table:table-cell table:style-name="Table17.D2" office:value-type="string">
            <text:p text:style-name="Table_20_Contents">2</text:p>
          </table:table-cell>
        </table:table-row>
        <table:table-row>
          <table:table-cell table:style-name="Table17.A2" office:value-type="string">
            <text:p text:style-name="Table_20_Contents">% </text:p>
          </table:table-cell>
          <table:table-cell table:style-name="Table17.A2" office:value-type="string">
            <text:p text:style-name="Table_20_Contents">módulo (resto)</text:p>
          </table:table-cell>
          <table:table-cell table:style-name="Table17.A2" office:value-type="string">
            <text:p text:style-name="Table_20_Contents">5 % 4</text:p>
          </table:table-cell>
          <table:table-cell table:style-name="Table17.D2" office:value-type="string">
            <text:p text:style-name="Table_20_Contents">1</text:p>
          </table:table-cell>
        </table:table-row>
        <table:table-row>
          <table:table-cell table:style-name="Table17.A2" office:value-type="string">
            <text:p text:style-name="Table_20_Contents">^ </text:p>
          </table:table-cell>
          <table:table-cell table:style-name="Table17.A2" office:value-type="string">
            <text:p text:style-name="Table_20_Contents">exponenciação</text:p>
          </table:table-cell>
          <table:table-cell table:style-name="Table17.A2" office:value-type="string">
            <text:p text:style-name="Table_20_Contents">2.0 ^ 3.0</text:p>
          </table:table-cell>
          <table:table-cell table:style-name="Table17.D2" office:value-type="string">
            <text:p text:style-name="Table_20_Contents">8</text:p>
          </table:table-cell>
        </table:table-row>
        <table:table-row>
          <table:table-cell table:style-name="Table17.A2" office:value-type="string">
            <text:p text:style-name="Table_20_Contents">|/ </text:p>
          </table:table-cell>
          <table:table-cell table:style-name="Table17.A2" office:value-type="string">
            <text:p text:style-name="Table_20_Contents">raiz quadrada</text:p>
          </table:table-cell>
          <table:table-cell table:style-name="Table17.A2" office:value-type="string">
            <text:p text:style-name="Table_20_Contents">|/ 25.0</text:p>
          </table:table-cell>
          <table:table-cell table:style-name="Table17.D2" office:value-type="string">
            <text:p text:style-name="Table_20_Contents">5</text:p>
          </table:table-cell>
        </table:table-row>
        <table:table-row>
          <table:table-cell table:style-name="Table17.A2" office:value-type="string">
            <text:p text:style-name="Table_20_Contents">||/ </text:p>
          </table:table-cell>
          <table:table-cell table:style-name="Table17.A2" office:value-type="string">
            <text:p text:style-name="Table_20_Contents">raiz cúbica</text:p>
          </table:table-cell>
          <table:table-cell table:style-name="Table17.A2" office:value-type="string">
            <text:p text:style-name="Table_20_Contents">||/ 27.0</text:p>
          </table:table-cell>
          <table:table-cell table:style-name="Table17.D2" office:value-type="string">
            <text:p text:style-name="Table_20_Contents">3</text:p>
          </table:table-cell>
        </table:table-row>
        <table:table-row>
          <table:table-cell table:style-name="Table17.A2" office:value-type="string">
            <text:p text:style-name="Table_20_Contents">! </text:p>
          </table:table-cell>
          <table:table-cell table:style-name="Table17.A2" office:value-type="string">
            <text:p text:style-name="Table_20_Contents">fatorial</text:p>
          </table:table-cell>
          <table:table-cell table:style-name="Table17.A2" office:value-type="string">
            <text:p text:style-name="Table_20_Contents">5 !</text:p>
          </table:table-cell>
          <table:table-cell table:style-name="Table17.D2" office:value-type="string">
            <text:p text:style-name="Table_20_Contents">120</text:p>
          </table:table-cell>
        </table:table-row>
        <table:table-row>
          <table:table-cell table:style-name="Table17.A2" office:value-type="string">
            <text:p text:style-name="Table_20_Contents">!! </text:p>
          </table:table-cell>
          <table:table-cell table:style-name="Table17.A2" office:value-type="string">
            <text:p text:style-name="Table_20_Contents">fatorial (operador de prefixo)</text:p>
          </table:table-cell>
          <table:table-cell table:style-name="Table17.A2" office:value-type="string">
            <text:p text:style-name="Table_20_Contents">!! 5</text:p>
          </table:table-cell>
          <table:table-cell table:style-name="Table17.D2" office:value-type="string">
            <text:p text:style-name="Table_20_Contents">120</text:p>
          </table:table-cell>
        </table:table-row>
        <table:table-row>
          <table:table-cell table:style-name="Table17.A2" office:value-type="string">
            <text:p text:style-name="Table_20_Contents">@ </text:p>
          </table:table-cell>
          <table:table-cell table:style-name="Table17.A2" office:value-type="string">
            <text:p text:style-name="Table_20_Contents">valor absoluto</text:p>
          </table:table-cell>
          <table:table-cell table:style-name="Table17.A2" office:value-type="string">
            <text:p text:style-name="Table_20_Contents">@ -5.0</text:p>
          </table:table-cell>
          <table:table-cell table:style-name="Table17.D2" office:value-type="string">
            <text:p text:style-name="Table_20_Contents">5</text:p>
          </table:table-cell>
        </table:table-row>
        <table:table-row>
          <table:table-cell table:style-name="Table17.A2" office:value-type="string">
            <text:p text:style-name="Table_20_Contents">&amp; </text:p>
          </table:table-cell>
          <table:table-cell table:style-name="Table17.A2" office:value-type="string">
            <text:p text:style-name="Table_20_Contents">AND bit a bit</text:p>
          </table:table-cell>
          <table:table-cell table:style-name="Table17.A2" office:value-type="string">
            <text:p text:style-name="Table_20_Contents">91 &amp; 15</text:p>
          </table:table-cell>
          <table:table-cell table:style-name="Table17.D2" office:value-type="string">
            <text:p text:style-name="Table_20_Contents">11</text:p>
          </table:table-cell>
        </table:table-row>
        <table:table-row>
          <table:table-cell table:style-name="Table17.A2" office:value-type="string">
            <text:p text:style-name="Table_20_Contents">| </text:p>
          </table:table-cell>
          <table:table-cell table:style-name="Table17.A2" office:value-type="string">
            <text:p text:style-name="Table_20_Contents">OR bit a bit</text:p>
          </table:table-cell>
          <table:table-cell table:style-name="Table17.A2" office:value-type="string">
            <text:p text:style-name="Table_20_Contents">32 | 3</text:p>
          </table:table-cell>
          <table:table-cell table:style-name="Table17.D2" office:value-type="string">
            <text:p text:style-name="Table_20_Contents">35</text:p>
          </table:table-cell>
        </table:table-row>
        <table:table-row>
          <table:table-cell table:style-name="Table17.A2" office:value-type="string">
            <text:p text:style-name="Table_20_Contents"># </text:p>
          </table:table-cell>
          <table:table-cell table:style-name="Table17.A2" office:value-type="string">
            <text:p text:style-name="Table_20_Contents">XOR bit a bit</text:p>
          </table:table-cell>
          <table:table-cell table:style-name="Table17.A2" office:value-type="string">
            <text:p text:style-name="Table_20_Contents">17 # 5</text:p>
          </table:table-cell>
          <table:table-cell table:style-name="Table17.D2" office:value-type="string">
            <text:p text:style-name="Table_20_Contents">20</text:p>
          </table:table-cell>
        </table:table-row>
        <text:soft-page-break/>
        <table:table-row>
          <table:table-cell table:style-name="Table17.A2" office:value-type="string">
            <text:p text:style-name="Table_20_Contents">~ </text:p>
          </table:table-cell>
          <table:table-cell table:style-name="Table17.A2" office:value-type="string">
            <text:p text:style-name="Table_20_Contents">NOT bit a bit</text:p>
          </table:table-cell>
          <table:table-cell table:style-name="Table17.A2" office:value-type="string">
            <text:p text:style-name="Table_20_Contents">~1</text:p>
          </table:table-cell>
          <table:table-cell table:style-name="Table17.D2" office:value-type="string">
            <text:p text:style-name="Table_20_Contents">-2</text:p>
          </table:table-cell>
        </table:table-row>
        <table:table-row>
          <table:table-cell table:style-name="Table17.A2" office:value-type="string">
            <text:p text:style-name="Table_20_Contents">&lt;&lt; </text:p>
          </table:table-cell>
          <table:table-cell table:style-name="Table17.A2" office:value-type="string">
            <text:p text:style-name="Table_20_Contents">deslocamento à esquerda bit a bit</text:p>
          </table:table-cell>
          <table:table-cell table:style-name="Table17.A2" office:value-type="string">
            <text:p text:style-name="Table_20_Contents">1 &lt;&lt; 4</text:p>
          </table:table-cell>
          <table:table-cell table:style-name="Table17.D2" office:value-type="string">
            <text:p text:style-name="Table_20_Contents">16</text:p>
          </table:table-cell>
        </table:table-row>
        <table:table-row>
          <table:table-cell table:style-name="Table17.A2" office:value-type="string">
            <text:p text:style-name="Table_20_Contents">&gt;&gt; </text:p>
          </table:table-cell>
          <table:table-cell table:style-name="Table17.A2" office:value-type="string">
            <text:p text:style-name="Table_20_Contents">deslocamento à direita bit a bit</text:p>
          </table:table-cell>
          <table:table-cell table:style-name="Table17.A2" office:value-type="string">
            <text:p text:style-name="Table_20_Contents">8 &gt;&gt; 2</text:p>
          </table:table-cell>
          <table:table-cell table:style-name="Table17.D2" office:value-type="string">
            <text:p text:style-name="Table_20_Contents">2</text:p>
          </table:table-cell>
        </table:table-row>
      </table:table>
      <text:p text:style-name="Text_20_body"/>
      <text:p text:style-name="Text_20_body">Os operadores bit a bit trabalham somente em tipos de dado inteiros, enquanto os demais estão disponíveis para todos os tipos de dado numéricos. </text:p>
      <text:p text:style-name="Text_20_body"/>
      <text:p text:style-name="Text_20_body">A tabela abaixo mostra as funções matemáticas disponíveis. Nesta tabela "dp" significa double precision. Muitas destas funções são fornecidas em várias formas, com diferentes tipos de dado dos argumentos. Exceto onde estiver indicado, todas as formas das funções retornam o mesmo tipo de dado de seu argumento. As funções que trabalham com dados do tipo double precision são, em sua maioria, implementadas usando a biblioteca C do sistema hospedeiro; a precisão e o comportamento em casos limites podem, portanto, variar dependendo do sistema hospedeiro.<text:line-break/><text:span text:style-name="T6">Detalhes em: </text:span><text:a xlink:type="simple" xlink:href="http://pgdocptbr.sourceforge.net/pg80/functions-math.html"><text:span text:style-name="T6">http://pgdocptbr.sourceforge.net/pg80/functions-math.html</text:span></text:a><text:a xlink:type="simple" xlink:href="http://pgdocptbr.sourceforge.net/pg80/functions-math.html"><text:span text:style-name="T6"><text:line-break/></text:span></text:a><text:a xlink:type="simple" xlink:href="http://www.postgresql.org/docs/8.3/interactive/functions-math.html"><text:span text:style-name="T6">http://www.postgresql.org/docs/8.3/interactive/functions-math.html</text:span></text:a></text:p>
      <text:p text:style-name="P4"><text:span text:style-name="Strong_20_Emphasis"/></text:p>
      <text:p text:style-name="P6"><text:span text:style-name="Strong_20_Emphasis">6.5) Entendendo a importância da Conversão de tipos</text:span></text:p>
      <text:p text:style-name="P6"><text:span text:style-name="Strong_20_Emphasis"/></text:p>
      <text:p text:style-name="P15">Conversão de tipo</text:p>
      <text:p text:style-name="List_20_Heading"/>
      <text:p text:style-name="List_20_Heading"><text:bookmark text:name="AEN17870"/><text:bookmark text:name="AEN17873"/>Os comandos <text:span text:style-name="ACRONYM">SQL</text:span> podem, intencionalmente ou não, usar tipos de dado diferentes na mesma expressão. O PostgreSQL possui muitas funcionalidades para processar expressões com mistura de tipos.</text:p>
      <text:p text:style-name="Text_20_body">Em muitos casos não há necessidade do usuário compreender os detalhes do mecanismo de conversão de tipo. Entretanto, as conversões implícitas feitas pelo PostgreSQL podem afetar o resultado do comando. Quando for necessário, os resultados podem ser personalizados utilizando uma conversão de tipo <text:span text:style-name="T2">explícita</text:span>.</text:p>
      <text:p text:style-name="Text_20_body">Este capítulo apresenta os mecanismos e as convenções de conversão de tipo de dado do PostgreSQL.</text:p>
      <text:p text:style-name="P15"/>
      <text:p text:style-name="P15"/>
      <text:p text:style-name="P34"/>
      <text:p text:style-name="P15">Visão geral</text:p>
      <text:p text:style-name="Text_20_body"/>
      <text:p text:style-name="Text_20_body">A linguagem <text:span text:style-name="ACRONYM">SQL</text:span> é uma linguagem fortemente tipada, ou seja, todo item de dado possui um tipo de dado associado que determina seu comportamento e a utilização permitida. O PostgreSQL possui um sistema de tipo de dado extensível, muito mais geral e flexível do que o de outras implementações do <text:span text:style-name="ACRONYM">SQL</text:span>. Por isso, a maior parte do comportamento de conversão de tipo de dado do PostgreSQL é governado por regras gerais, em vez de heurísticas <text:a xlink:type="simple" xlink:href="http://pgdocptbr.sourceforge.net/pg80/typeconv.html#FTN.AEN17893" office:name="AEN17893">[1]</text:a> <text:span text:style-name="T2">ad hoc</text:span> <text:a xlink:type="simple" xlink:href="http://pgdocptbr.sourceforge.net/pg80/typeconv.html#FTN.AEN17897" office:name="AEN17897">[2]</text:a> , permitindo, assim, expressões com tipos diferentes terem significado mesmo com tipos definidos pelo usuário.</text:p>
      <text:p text:style-name="Text_20_body">O rastreador/analisador (<text:span text:style-name="T2">scanner/parser</text:span>) do PostgreSQL divide os elementos léxicos em apenas cinco categorias fundamentais: inteiros, números não inteiros, cadeias de caracteres, identificadores e palavras chave. As constantes dos tipos não numéricos são, em sua maioria, classificadas inicialmente como cadeias de caracteres. A definição da linguagem <text:span text:style-name="ACRONYM">SQL</text:span> permite especificar o nome do tipo juntamente com a cadeia de caracteres, e este mecanismo pode ser utilizado no PostgreSQL para colocar o analisador no caminho correto. Por exemplo, a consulta</text:p>
      <text:p text:style-name="Preformatted_20_Text"><text:span text:style-name="Example">=&gt;</text:span> <text:span text:style-name="User_20_Entry">SELECT text 'Origem' AS "local", point '(0,0)' AS "valor";</text:span></text:p>
      <text:p text:style-name="Preformatted_20_Text"/>
      <text:p text:style-name="Preformatted_20_Text"><text:span text:style-name="Example"><text:s/>local <text:s/>| valor</text:span></text:p>
      <text:p text:style-name="Preformatted_20_Text"><text:span text:style-name="Example">--------+-------</text:span></text:p>
      <text:p text:style-name="Preformatted_20_Text"><text:span text:style-name="Example"><text:s/>Origem | (0,0)</text:span></text:p>
      <text:p text:style-name="P10"><text:span text:style-name="Example">(1 linha)</text:span></text:p>
      <text:p text:style-name="Text_20_body">possui duas constantes literais, dos tipos text e point. Se não for especificado um tipo para o literal cadeia de caracteres, então será atribuído inicialmente o tipo guardador de lugar unknown (desconhecido), a ser determinado posteriormente nos estágios descritos abaixo.</text:p>
      <text:p text:style-name="Text_20_body">Existem quatro construções <text:span text:style-name="ACRONYM">SQL</text:span> fundamentais que requerem regras de conversão de tipo distintas no analisador do PostgreSQL:</text:p>
      <text:p text:style-name="P13">Chamadas de função </text:p>
      <text:p text:style-name="P12">Grande parte do sistema de tipo do PostgreSQL é construído em torno de um amplo conjunto de funções. As funções podem possuir um ou mais argumentos. Como o PostgreSQL permite a sobrecarga de funções, o nome da função, por si só, não identifica unicamente a função a ser chamada; o analisador deve selecionar a função correta baseando-se nos tipos de dado dos argumentos fornecidos.</text:p>
      <text:p text:style-name="P13"/>
      <text:p text:style-name="P73">Operadores </text:p>
      <text:p text:style-name="P12">O PostgreSQL permite expressões com operadores unários (um só argumento) de prefixo e de sufixo, assim como operadores binários (dois argumentos). Assim como as funções, os operadores podem ser sobrecarregados e, portanto, existe o mesmo problema para selecionar o operador correto.</text:p>
      <text:p text:style-name="P13">Armazenamento do valor </text:p>
      <text:p text:style-name="P12">Os comandos <text:span text:style-name="ACRONYM">SQL</text:span> INSERT e UPDATE colocam os resultados das expressões em tabelas. As expressões nestes comandos devem corresponder aos tipos de dado das colunas de destino, ou talvez serem convertidas para estes tipos de dado.</text:p>
      <text:p text:style-name="P13">Construções UNION, CASE e ARRAY </text:p>
      <text:p text:style-name="P12">Como os resultados de todas as cláusulas SELECT de uma declaração envolvendo união devem aparecer em um único conjunto de colunas, deve ser feita a correspondência entre os tipos de dado dos resultados de todas as cláusulas SELECT e a conversão em um conjunto uniforme. Do mesmo modo, os resultados das expressões da construção CASE devem ser todos convertidos em um tipo de dado comum, para que a expressão CASE tenha, como um todo, um tipo de dado de saída conhecido. O mesmo se aplica às construções ARRAY.</text:p>
      <text:p text:style-name="Text_20_body">Os catálogos do sistema armazenam informações sobre que conversões entre tipos de dado, chamadas de <text:span text:style-name="T2">casts</text:span>, são válidas, e como realizar estas conversões. Novas conversões podem ser adicionadas pelo usuário através do comando CREATE CAST (Geralmente isto é feito junto com a definição de novos tipos de dado. O conjunto de conversões entre os tipos nativos foi cuidadosamente elaborado, sendo melhor não alterá-lo).</text:p>
      <text:p text:style-name="Text_20_body"><text:bookmark text:name="AEN17949"/>É fornecida no analisador uma heurística adicional para permitir estimar melhor o comportamento apropriado para os tipos do padrão <text:span text:style-name="ACRONYM">SQL</text:span>. Existem diversas <text:span text:style-name="T2">categorias de tipo</text:span> básicas definidas: boolean, numeric, string, bitstring, datetime, timespan, geometric, network e a definida pelo usuário. Cada categoria, com exceção da definida pelo usuário, possui um ou mais <text:span text:style-name="T2">tipo preferido</text:span>, selecionado preferencialmente quando há ambigüidade. Na categoria definida pelo usuário, cada tipo é o seu próprio tipo preferido. As expressões ambíguas (àquelas com várias soluções de análise candidatas) geralmente podem, portanto, serem resolvidas quando existem vários tipos nativos possíveis, mas geram erro quando existem várias escolhas para tipos definidos pelo usuário.</text:p>
      <text:p text:style-name="Text_20_body">Todas as regras de conversão de tipo foram projetadas com vários princípios em mente:</text:p>
      <text:list text:style-name="L3">
        <text:list-item>
          <text:p text:style-name="P43">As conversões implícitas nunca devem produzir resultados surpreendentes ou imprevisíveis.</text:p>
        </text:list-item>
        <text:list-item>
          <text:p text:style-name="P43">Tipos definidos pelo usuário, para os quais o analisador não possui nenhum conhecimento <text:span text:style-name="T2">a priori</text:span>, devem estar "acima" na hierarquia de tipo. Nas expressões com tipos mistos, os tipos <text:soft-page-break/>nativos devem sempre ser convertidos no tipo definido pelo usuário (obviamente, apenas se a conversão for necessária).</text:p>
        </text:list-item>
        <text:list-item>
          <text:p text:style-name="P43">Tipos definidos pelo usuário não se relacionam. Atualmente o PostgreSQL não dispõe de informações sobre o relacionamento entre tipos, além das heurísticas codificadas para os tipos nativos e relacionamentos implícitos baseado nas funções e conversões disponíveis.</text:p>
        </text:list-item>
        <text:list-item>
          <text:p text:style-name="P43">Não deve haver nenhum trabalho extra do analisador ou do executor se o comando não necessitar de conversão de tipo implícita, ou seja, se o comando estiver bem formulado e os tipos já se correspondem, então o comando deve prosseguir sem despender tempo adicional no analisador, e sem introduzir chamadas de conversão implícita desnecessárias no comando.</text:p>
          <text:p text:style-name="P43">Além disso, se o comando geralmente requer uma conversão implícita para a função, e se o usuário definir uma nova função com tipos corretos para os argumentos, então o analisador deve usar esta nova função, não fazendo mais a conversão implícita utilizando a função antiga.</text:p>
        </text:list-item>
      </text:list>
      <text:h text:style-name="Heading_20_3" text:outline-level="3" text:is-list-header="true">Notas</text:h>
      <table:table table:name="Table22" table:style-name="Table22">
        <table:table-column table:style-name="Table22.A"/>
        <table:table-column table:style-name="Table22.B"/>
        <table:table-row>
          <table:table-cell table:style-name="Table22.A1" office:value-type="string">
            <text:p text:style-name="P14"><text:a xlink:type="simple" xlink:href="http://pgdocptbr.sourceforge.net/pg80/typeconv.html#AEN17893" office:name="FTN.AEN17893">[1]</text:a> </text:p>
          </table:table-cell>
          <table:table-cell table:style-name="Table22.A1" office:value-type="string">
            <text:p text:style-name="P11"><text:span text:style-name="T2">heurística</text:span> — Rubrica: informática. — método de investigação baseado na aproximação progressiva de um dado problema. Dicionário Eletrônico Houaiss da língua portuguesa 1.0 (N. do T.)</text:p>
          </table:table-cell>
        </table:table-row>
        <table:table-row>
          <table:table-cell table:style-name="Table22.A1" office:value-type="string">
            <text:p text:style-name="P14"><text:a xlink:type="simple" xlink:href="http://pgdocptbr.sourceforge.net/pg80/typeconv.html#AEN17897" office:name="FTN.AEN17897">[2]</text:a> </text:p>
          </table:table-cell>
          <table:table-cell table:style-name="Table22.A1" office:value-type="string">
            <text:p text:style-name="P11"><text:span text:style-name="T2">ad hoc</text:span> — destinado a essa finalidade; feito exclusivamente para explicar o fenômeno que descreve e que não serve para outros casos, não dando margem a qualquer generalização (diz-se de regra, argumento, definição etc.) — Dicionário Eletrônico Houaiss da língua portuguesa 1.0 (N. do T.)</text:p>
          </table:table-cell>
        </table:table-row>
      </table:table>
      <text:p text:style-name="P6"><text:span text:style-name="Strong_20_Emphasis"/></text:p>
      <text:p text:style-name="P6"><text:span text:style-name="Strong_20_Emphasis"><text:span text:style-name="T1">Detalhes em: </text:span></text:span><text:a xlink:type="simple" xlink:href="http://pgdocptbr.sourceforge.net/pg80/typeconv.html"><text:span text:style-name="Strong_20_Emphasis"><text:span text:style-name="T1">http://pgdocptbr.sourceforge.net/pg80/typeconv.html</text:span></text:span></text:a><text:span text:style-name="Strong_20_Emphasis"><text:span text:style-name="T1"> </text:span></text:span></text:p>
      <text:p text:style-name="P15"/>
      <text:p text:style-name="P15"/>
      <text:p text:style-name="P34"/>
      <text:p text:style-name="P15"><text:bookmark text:name="TYPECONV-FUNC"/>Funções</text:p>
      <text:p text:style-name="Text_20_body"/>
      <text:p text:style-name="Text_20_body"><text:bookmark text:name="AEN18082"/>A função específica a ser utilizada em uma chamada de função é determinada de acordo com os seguintes passos.</text:p>
      <text:p text:style-name="P7">Resolução do tipo em função</text:p>
      <text:list text:style-name="L4">
        <text:list-item>
          <text:p text:style-name="P48">Selecionar no catálogo do sistema <text:a xlink:type="simple" xlink:href="http://pgdocptbr.sourceforge.net/pg80/catalog-pg-proc.html">pg_proc</text:a> as funções a serem consideradas. Se for utilizado um nome de função não qualificado, as funções consideradas serão aquelas com nome e número de argumentos corretos, visíveis no caminho de procura corrente (consulte a <text:a xlink:type="simple" xlink:href="http://pgdocptbr.sourceforge.net/pg80/ddl-schemas.html#DDL-SCHEMAS-PATH">Seção 5.8.3</text:a>). Se for fornecido um nome de função qualificado, somente serão consideradas as funções no esquema especificado.</text:p>
          <text:list>
            <text:list-item>
              <text:p text:style-name="P48">Se forem encontradas no caminho de procura várias funções com argumentos do mesmo tipo, somente será considerada àquela que aparece primeiro no caminho. Mas as funções com argumentos de tipos diferentes serão consideradas em pé de igualdade, não importando a posição no caminho de procura.</text:p>
            </text:list-item>
          </text:list>
        </text:list-item>
        <text:list-item>
          <text:p text:style-name="P48">Verificar se alguma função aceita exatamente os mesmos tipos de dado dos argumentos de entrada. Caso exista (só pode haver uma correspondência exata no conjunto de funções consideradas), esta é usada. Os casos envolvendo o tipo unknown nunca encontram correspondência nesta etapa.</text:p>
        </text:list-item>
        <text:list-item>
          <text:p text:style-name="P48">Se não for encontrada nenhuma correspondência exata, verificar se a chamada de função parece ser uma solicitação trivial de conversão de tipo. Isto acontece quando a chamada de função possui apenas um argumento, e o nome da função é o mesmo nome (interno) de algum tipo de dado. Além disso, o argumento da função deve ser um literal de tipo desconhecido, ou um tipo binariamente compatível com o tipo de dado do nome da função. Quando estas condições são satisfeitas, o argumento da função é convertido no tipo de dado do nome da função sem uma chamada real de função.</text:p>
        </text:list-item>
        <text:list-item>
          <text:p text:style-name="P48">Procurar pela melhor correspondência.</text:p>
          <text:list>
            <text:list-item>
              <text:p text:style-name="P48">Desprezar as funções candidatas para as quais os tipos da entrada não correspondem, e nem podem ser convertidos (utilizando uma conversão implícita) para corresponder. Para esta finalidade é assumido que os literais do tipo unknown podem ser convertidos em qualquer tipo. Se permanecer apenas uma função candidata, então esta é usada; senão continuar na próxima etapa.</text:p>
            </text:list-item>
            <text:list-item>
              <text:p text:style-name="P48">Examinar todas as funções candidatas, e manter aquelas com mais correspondências exatas com os tipos da entrada (Para esta finalidade os domínios são considerados idênticos aos seus tipos base). Manter todas as funções candidatas se nenhuma possuir alguma correspondência exata. Se permanecer apenas uma função candidata, <text:soft-page-break/>então esta é usada; senão continuar na próxima etapa.</text:p>
            </text:list-item>
            <text:list-item>
              <text:p text:style-name="P48">Examinar todas as funções candidatas, e manter aquelas que aceitam os tipos preferidos (da categoria de tipo do tipo de dado de entrada) em mais posições onde a conversão de tipo será necessária. Manter todas as candidatas se nenhuma aceitar o tipo preferido. Se permanecer apenas uma função candidata, esta será usada; senão continuar na próxima etapa.</text:p>
            </text:list-item>
            <text:list-item>
              <text:p text:style-name="P48">Se algum dos argumentos de entrada for do tipo "unknown", verificar as categorias de tipo aceitas nesta posição do argumento pelas funções candidatas remanescentes. Em cada posição, selecionar a categoria string se qualquer uma das candidatas aceitar esta categoria (este favorecimento em relação à cadeia de caracteres é apropriado, porque um literal de tipo desconhecido se parece com uma cadeia de caracteres). Senão, se todas as candidatas remanescentes aceitam a mesma categoria de tipo, selecionar esta categoria; senão falhar, porque a escolha correta não pode ser deduzida sem informações adicionais. Rejeitar agora as funções candidatas que não aceitam a categoria de tipo selecionada; além disso, se alguma função candidata aceitar o tipo preferido em uma dada posição do argumento, rejeitar as candidatas que aceitam tipos não preferidos para este argumento.</text:p>
            </text:list-item>
            <text:list-item>
              <text:p text:style-name="P48">Se permanecer apenas uma função candidata, este será usada; Se não permanecer nenhuma função candidata, ou se permanecer mais de uma candidata, então falhar.</text:p>
            </text:list-item>
          </text:list>
        </text:list-item>
      </text:list>
      <text:p text:style-name="Text_20_body">Deve ser observado que as regras da "melhor correspondência" são idênticas para a resolução do tipo em operador e função. Seguem alguns exemplos.</text:p>
      <text:p text:style-name="P7"/>
      <text:p text:style-name="P7"/>
      <text:p text:style-name="P68"/>
      <text:p text:style-name="P7"><text:bookmark text:name="TYPECONV-EXAMPLE-4"/>Exemplo - Resolução do tipo do argumento em função de arredondamento</text:p>
      <text:p text:style-name="Text_20_body">Existe apenas uma função round com dois argumentos (O primeiro é numeric e o segundo é integer). Portanto, a consulta abaixo converte automaticamente o primeiro argumento do tipo integer para numeric:</text:p>
      <text:p text:style-name="Preformatted_20_Text"><text:span text:style-name="Example"/></text:p>
      <text:p text:style-name="Preformatted_20_Text"><text:span text:style-name="Example">=&gt;</text:span> <text:span text:style-name="User_20_Entry">SELECT round(4, 4);</text:span></text:p>
      <text:p text:style-name="Preformatted_20_Text"/>
      <text:p text:style-name="Preformatted_20_Text"><text:span text:style-name="Example"><text:s/>round</text:span></text:p>
      <text:p text:style-name="Preformatted_20_Text"><text:span text:style-name="Example">--------</text:span></text:p>
      <text:p text:style-name="Preformatted_20_Text"><text:span text:style-name="Example"><text:s/>4.0000</text:span></text:p>
      <text:p text:style-name="P10"><text:span text:style-name="Example">(1 linha)</text:span></text:p>
      <text:p text:style-name="Text_20_body">Na verdade esta consulta é convertida pelo analisador em</text:p>
      <text:p text:style-name="P10"><text:span text:style-name="Example">=&gt;</text:span> <text:span text:style-name="User_20_Entry">SELECT round(CAST (4 AS numeric), 4);</text:span></text:p>
      <text:p text:style-name="Text_20_body">Uma vez que inicialmente é atribuído o tipo numeric às constantes numéricas com ponto decimal, a consulta abaixo não necessita de conversão de tipo podendo, portanto, ser ligeiramente mais eficiente:</text:p>
      <text:p text:style-name="P10"><text:span text:style-name="Example">=&gt;</text:span> <text:span text:style-name="User_20_Entry">SELECT round(4.0, 4);</text:span></text:p>
      <text:p text:style-name="P7"><text:bookmark text:name="TYPECONV-EXAMPLE-5"/>Exemplo - Resolução do tipo em função de subcadeia de caracteres</text:p>
      <text:p text:style-name="Text_20_body">Existem diversas funções substr, uma das quais aceita os tipos text e integer. Se esta função for chamada com uma constante cadeia de caracteres de tipo não especificado, o sistema escolherá a função candidata que aceita o argumento da categoria preferida para string (que é o tipo text).</text:p>
      <text:p text:style-name="Preformatted_20_Text"><text:span text:style-name="Example">=&gt;</text:span> <text:span text:style-name="User_20_Entry">SELECT substr('1234', 3);</text:span></text:p>
      <text:p text:style-name="Preformatted_20_Text"/>
      <text:p text:style-name="Preformatted_20_Text"><text:span text:style-name="Example"><text:s/>substr</text:span></text:p>
      <text:p text:style-name="Preformatted_20_Text"><text:span text:style-name="Example">--------</text:span></text:p>
      <text:p text:style-name="Preformatted_20_Text"><text:span text:style-name="Example"><text:s text:c="5"/>34</text:span></text:p>
      <text:p text:style-name="P10"><text:span text:style-name="Example">(1 linha)</text:span></text:p>
      <text:p text:style-name="Text_20_body">Se a cadeia de caracteres for declarada como sendo do tipo varchar, o que pode ser o caso se vier de uma tabela, então o analisador tenta converter para torná-la do tipo text:</text:p>
      <text:p text:style-name="Preformatted_20_Text"><text:span text:style-name="Example">=&gt;</text:span> <text:span text:style-name="User_20_Entry">SELECT substr(varchar '1234', 3);</text:span></text:p>
      <text:p text:style-name="Preformatted_20_Text"/>
      <text:p text:style-name="Preformatted_20_Text"><text:span text:style-name="Example"><text:s/>substr</text:span></text:p>
      <text:p text:style-name="Preformatted_20_Text"><text:span text:style-name="Example">--------</text:span></text:p>
      <text:p text:style-name="Preformatted_20_Text"><text:span text:style-name="Example"><text:s text:c="5"/>34</text:span></text:p>
      <text:p text:style-name="P10"><text:span text:style-name="Example">(1 linha)</text:span></text:p>
      <text:p text:style-name="Text_20_body"/>
      <text:p text:style-name="P67"/>
      <text:p text:style-name="Text_20_body">Esta consulta é transformada pelo analisador para se tornar efetivamente:</text:p>
      <text:p text:style-name="P10"><text:span text:style-name="Example">=&gt;</text:span> <text:span text:style-name="User_20_Entry">SELECT substr(CAST (varchar '1234' AS text), 3);</text:span></text:p>
      <text:p text:style-name="Quotations"><text:span text:style-name="T4">Nota:</text:span> O analisador descobre no catálogo <text:a xlink:type="simple" xlink:href="http://pgdocptbr.sourceforge.net/pg80/catalog-pg-cast.html">pg_cast</text:a> que os tipos text e varchar são binariamente compatíveis, significando que um pode ser passado para uma função que aceita o outro sem realizar qualquer conversão física. Portanto, neste caso, não é realmente inserida nenhuma chamada de conversão de tipo explícita.</text:p>
      <text:p text:style-name="Text_20_body">E, se a função for chamada com um argumento do tipo integer, o analisador tentará convertê-lo em text:</text:p>
      <text:p text:style-name="Preformatted_20_Text"><text:span text:style-name="Example">=&gt;</text:span> <text:span text:style-name="User_20_Entry">SELECT substr(1234, 3);</text:span></text:p>
      <text:p text:style-name="Preformatted_20_Text"/>
      <text:p text:style-name="Preformatted_20_Text"><text:span text:style-name="Example"><text:s/>substr</text:span></text:p>
      <text:p text:style-name="Preformatted_20_Text"><text:span text:style-name="Example">--------</text:span></text:p>
      <text:p text:style-name="Preformatted_20_Text"><text:span text:style-name="Example"><text:s text:c="5"/>34</text:span></text:p>
      <text:p text:style-name="P10"><text:span text:style-name="Example">(1 linha)</text:span></text:p>
      <text:p text:style-name="Text_20_body">Na verdade é executado como:</text:p>
      <text:p text:style-name="P10"><text:span text:style-name="Example">=&gt;</text:span> <text:span text:style-name="User_20_Entry">SELECT substr(CAST (1234 AS text), 3);</text:span></text:p>
      <text:p text:style-name="Text_20_body">Esta transformação automática pode ser feita, porque existe uma conversão implícita de integer para text que pode ser chamada.</text:p>
      <text:p text:style-name="P6"><text:span text:style-name="Strong_20_Emphasis"/></text:p>
      <text:p text:style-name="P15"><text:bookmark text:name="TYPECONV-QUERY"/>Armazenamento de valor</text:p>
      <text:p text:style-name="Text_20_body"/>
      <text:p text:style-name="Text_20_body">Os valores a serem inseridos na tabela são convertidos no tipo de dado da coluna de destino de acordo com as seguintes etapas.</text:p>
      <text:p text:style-name="P7">Conversão de tipo para armazenamento de valor</text:p>
      <text:list text:style-name="L5">
        <text:list-item>
          <text:p text:style-name="P58">Verificar a correspondência exata com o destino.</text:p>
        </text:list-item>
        <text:list-item>
          <text:p text:style-name="P58">Senão, tentar converter a expressão no tipo de dado de destino. Isto será bem-sucedido se houver uma conversão registrada entre os dois tipos. Se a expressão for um literal de tipo desconhecido, o conteúdo do literal cadeia de caracteres será enviado para a rotina de conversão de entrada do tipo de destino.</text:p>
        </text:list-item>
        <text:list-item>
          <text:p text:style-name="P58">Verificar se existe uma conversão de tamanho para o tipo de destino. Uma conversão de tamanho é uma conversão do tipo para o próprio tipo. Se for encontrada alguma no catálogo <text:a xlink:type="simple" xlink:href="http://pgdocptbr.sourceforge.net/pg80/catalog-pg-cast.html">pg_cast</text:a> aplicá-la à expressão antes de armazenar na coluna de destino. A função que implementa este tipo de conversão sempre aceita um parâmetro adicional do tipo integer, que <text:soft-page-break/>recebe o comprimento declarado da coluna de destino (na verdade, seu valor atttypmod; a interpretação de atttypmod varia entre tipos de dado diferentes). A função de conversão é responsável por aplicar toda semântica dependente do comprimento, tal como verificação do tamanho ou truncamento.</text:p>
        </text:list-item>
      </text:list>
      <text:p text:style-name="P7"><text:bookmark text:name="TYPECONV-EXAMPLE-6"/>Exemplo - Conversão de tipo no armazenamento de <text:span text:style-name="T2">character</text:span></text:p>
      <text:p text:style-name="Text_20_body">Para uma coluna de destino declarada como character(20), a seguinte declaração garante que o valor armazenado terá o tamanho correto:</text:p>
      <text:p text:style-name="Preformatted_20_Text"><text:span text:style-name="Example">=&gt;</text:span> <text:span text:style-name="User_20_Entry">CREATE TABLE vv (v character(20));</text:span></text:p>
      <text:p text:style-name="Preformatted_20_Text"><text:span text:style-name="Example">=&gt;</text:span> <text:span text:style-name="User_20_Entry">INSERT INTO vv SELECT 'abc' || 'def';</text:span></text:p>
      <text:p text:style-name="Preformatted_20_Text"><text:span text:style-name="Example">=&gt;</text:span> <text:span text:style-name="User_20_Entry">SELECT v, length(v) FROM vv;</text:span></text:p>
      <text:p text:style-name="Preformatted_20_Text"/>
      <text:p text:style-name="Preformatted_20_Text"><text:span text:style-name="Example"><text:s text:c="10"/>v <text:s text:c="10"/>| length</text:span></text:p>
      <text:p text:style-name="Preformatted_20_Text"><text:span text:style-name="Example">----------------------+--------</text:span></text:p>
      <text:p text:style-name="Preformatted_20_Text"><text:span text:style-name="Example"><text:s/>abcdef <text:s text:c="14"/>| <text:s text:c="4"/>20</text:span></text:p>
      <text:p text:style-name="P10"><text:span text:style-name="Example">(1 linha)</text:span></text:p>
      <text:p text:style-name="Text_20_body">O que acontece realmente aqui, é que os dois literais desconhecidos são resolvidos como text por padrão, permitindo que o operador || seja resolvido como concatenação de text. Depois, o resultado text do operador é convertido em bpchar ("caractere completado com brancos", ou "<text:span text:style-name="T2">blank-padded char</text:span>", que é o nome interno do tipo de dado character) para corresponder com o tipo da coluna de destino (Uma vez que os tipos text e bpchar são binariamente compatíveis, esta conversão não insere nenhuma chamada real de função). Por fim, a função de tamanho bpchar(bpchar, integer) é encontrada no catálogo do sistema, e aplicada ao resultado do operador e comprimento da coluna armazenada. Esta função específica do tipo realiza a verificação do comprimento requerido, e adiciona espaços para completar.</text:p>
      <text:p text:style-name="P6"><text:span text:style-name="Strong_20_Emphasis"/></text:p>
      <text:p text:style-name="P15"><text:bookmark text:name="TYPECONV-UNION-CASE"/>Construções UNION, CASE e ARRAY</text:p>
      <text:p text:style-name="Text_20_body"/>
      <text:p text:style-name="Text_20_body"><text:bookmark text:name="AEN18227"/><text:bookmark text:name="AEN18230"/><text:bookmark text:name="AEN18233"/>As construções UNION do SQL precisam unir tipos, que podem não ser semelhantes, para que se tornem um único conjunto de resultados. O algoritmo de resolução é aplicado separadamente a cada coluna de saída da consulta união. As construções INTERSECT e EXCEPT resolvem tipos não semelhantes do mesmo modo que UNION. As construções CASE e ARRAY utilizam um algoritmo idêntico para fazer a correspondência das expressões componentes e selecionar o tipo de dado do resultado.</text:p>
      <text:p text:style-name="P7"/>
      <text:p text:style-name="P68"/>
      <text:p text:style-name="P7">Resolução do tipo em <text:span text:style-name="T2">UNION</text:span>, <text:span text:style-name="T2">CASE</text:span> e <text:span text:style-name="T2">ARRAY</text:span></text:p>
      <text:list text:style-name="L6">
        <text:list-item>
          <text:p text:style-name="P61">Se todas as entradas forem do tipo unknown, é resolvido como sendo do tipo text (o tipo preferido da categoria cadeia de caracteres). Senão, ignorar as entradas unknown ao escolher o tipo do resultado.</text:p>
        </text:list-item>
        <text:list-item>
          <text:p text:style-name="P61">Se as entradas não-desconhecidas não forem todas da mesma categoria de tipo, falhar.</text:p>
        </text:list-item>
        <text:list-item>
          <text:p text:style-name="P61">Escolher o primeiro tipo de entrada não-desconhecido que for o tipo preferido nesta categoria, ou que permita todas as entradas não-desconhecidas serem convertidas implicitamente no mesmo.</text:p>
        </text:list-item>
        <text:list-item>
          <text:p text:style-name="P61">Converter todas as entradas no tipo selecionado.</text:p>
        </text:list-item>
      </text:list>
      <text:p text:style-name="Text_20_body">Seguem alguns exemplos.</text:p>
      <text:p text:style-name="P7"><text:bookmark text:name="TYPECONV-EXAMPLE-7"/>Exemplo - Resolução do tipo com tipos subespecificados em uma união</text:p>
      <text:p text:style-name="Preformatted_20_Text"><text:span text:style-name="Example">=&gt;</text:span> <text:span text:style-name="User_20_Entry">SELECT text 'a' AS "texto" UNION SELECT 'b';</text:span></text:p>
      <text:p text:style-name="Preformatted_20_Text"/>
      <text:p text:style-name="Preformatted_20_Text"><text:span text:style-name="Example"><text:s/>texto</text:span></text:p>
      <text:p text:style-name="Preformatted_20_Text"><text:span text:style-name="Example">-------</text:span></text:p>
      <text:p text:style-name="Preformatted_20_Text"><text:span text:style-name="Example"><text:s/>a</text:span></text:p>
      <text:p text:style-name="Preformatted_20_Text"><text:span text:style-name="Example"><text:s/>b</text:span></text:p>
      <text:p text:style-name="P10"><text:span text:style-name="Example">(2 linhas)</text:span></text:p>
      <text:p text:style-name="Text_20_body">Neste caso, o literal de tipo desconhecido 'b' é resolvido como sendo do tipo text.</text:p>
      <text:p text:style-name="P7"><text:bookmark text:name="TYPECONV-EXAMPLE-8"/>Exemplo - Resolução do tipo em uma união simples</text:p>
      <text:p text:style-name="Preformatted_20_Text"><text:span text:style-name="Example">=&gt;</text:span> <text:span text:style-name="User_20_Entry">SELECT 1.2 AS "numérico" UNION SELECT 1;</text:span></text:p>
      <text:p text:style-name="Preformatted_20_Text"/>
      <text:p text:style-name="Preformatted_20_Text"><text:span text:style-name="Example"><text:s/>numérico</text:span></text:p>
      <text:p text:style-name="Preformatted_20_Text"><text:span text:style-name="Example">----------</text:span></text:p>
      <text:p text:style-name="Preformatted_20_Text"><text:span text:style-name="Example"><text:s text:c="8"/>1</text:span></text:p>
      <text:p text:style-name="Preformatted_20_Text"><text:span text:style-name="Example"><text:s text:c="6"/>1.2</text:span></text:p>
      <text:p text:style-name="P10"><text:span text:style-name="Example">(2 linhas)</text:span></text:p>
      <text:p text:style-name="Text_20_body">O literal 1.2 é do tipo numeric, e o valor inteiro 1 pode ser convertido implicitamente em numeric, portanto este tipo é utilizado.</text:p>
      <text:p text:style-name="P7"><text:bookmark text:name="TYPECONV-EXAMPLE-9"/>Exemplo - Resolução do tipo em uma união transposta</text:p>
      <text:p text:style-name="Preformatted_20_Text"><text:span text:style-name="Example">=&gt;</text:span> <text:span text:style-name="User_20_Entry">SELECT 1 AS "real" UNION SELECT CAST('2.2' AS REAL);</text:span></text:p>
      <text:p text:style-name="Preformatted_20_Text"/>
      <text:p text:style-name="Preformatted_20_Text"><text:span text:style-name="Example"><text:s/>real</text:span></text:p>
      <text:p text:style-name="Preformatted_20_Text"><text:span text:style-name="Example">------</text:span></text:p>
      <text:p text:style-name="Preformatted_20_Text"><text:span text:style-name="Example"><text:s text:c="4"/>1</text:span></text:p>
      <text:p text:style-name="Preformatted_20_Text"><text:span text:style-name="Example"><text:s text:c="2"/>2.2</text:span></text:p>
      <text:p text:style-name="P10"><text:span text:style-name="Example">(2 linhas)</text:span></text:p>
      <text:p text:style-name="Text_20_body"><text:soft-page-break/>Neste caso, como o tipo real não pode ser convertido implicitamente em integer, mas integer pode ser implicitamente convertido em real, o tipo do resultado da união é resolvido como real.</text:p>
      <text:p text:style-name="P6"><text:span text:style-name="Strong_20_Empha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Lucidasans1" svg:font-family="Lucidasans"/>
    <style:font-face style:name="StarSymbol" svg:font-family="StarSymbol"/>
    <style:font-face style:name="Times" svg:font-family="Times"/>
    <style:font-face style:name="Courier New" svg:font-family="'Courier New'" style:font-family-generic="modern" style:font-pitch="fixed"/>
    <style:font-face style:name="Times New Roman" svg:font-family="'Times New Roman'"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 Sans Unicode" svg:font-family="'Lucida Sans Unicode'"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9cm" style:writing-mode="lr-tb"/>
      <style:text-properties style:use-window-font-color="true" style:font-name="Times" fo:font-size="12pt" fo:language="pt" fo:country="BR"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rmal_20__28_Web_29_" style:display-name="Normal (Web)" style:family="paragraph" style:parent-style-name="Standard">
      <style:paragraph-properties fo:margin-top="0.494cm" fo:margin-bottom="0.494cm"/>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Lucida Sans Unicode" style:font-size-asian="24pt" style:font-weight-asian="bold" style:font-name-complex="Tahoma" style:font-size-complex="2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Lucida Sans Unicode" style:font-size-asian="18pt" style:font-weight-asian="bold" style:font-name-complex="Tahoma" style:font-size-complex="18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Lucida Sans Unicode" style:font-size-asian="14pt" style:font-weight-asian="bold" style:font-name-complex="Tahoma"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onte_20_parág._20_padrão1" style:display-name="Fonte parág. padrão1" style:family="text"/>
    <style:style style:name="Strong_20_Emphasis" style:display-name="Strong Emphasis" style:family="text" style:parent-style-name="Fonte_20_parág._20_padrão1">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Example"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ACRONYM"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text-properties fo:font-style="italic" fo:font-weight="bold" style:font-style-asian="italic" style:font-weight-asian="bold" style:font-style-complex="italic" style:font-weight-complex="bold"/>
    </style:style>
    <style:style style:name="P2" style:family="paragraph" style:parent-style-name="Footer">
      <style:paragraph-properties fo:text-align="center" style:justify-single-word="false"/>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characters="true" style:layout-grid-square-mode="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span text:style-name="T1">DBA PostgreSQL<text:tab/></text:span><text:span text:style-name="T1"><text:page-number text:select-page="current">22</text:page-number></text:span><text:span text:style-name="T1">/</text:span><text:span text:style-name="T1"><text:page-count>22</text:page-count></text:span></text:p>
      </style:header>
      <style:footer>
        <text:p text:style-name="P2"><text:span text:style-name="T2">Ribamar FS – </text:span><text:a xlink:type="simple" xlink:href="http://ribafs.net/"><text:span text:style-name="T2">http://ribafs.net</text:span></text:a> – <text:a xlink:type="simple" xlink:href="mailto:ribafs@ribafs.net">ribafs@ribafs.net</text:a>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Ribamar FS</meta:initial-creator>
    <meta:creation-date>2008-02-25T12:21:41</meta:creation-date>
    <dc:creator>Ribamar FS</dc:creator>
    <dc:date>2008-05-15T09:51:42</dc:date>
    <meta:editing-cycles>96</meta:editing-cycles>
    <meta:editing-duration>PT1H48M23S</meta:editing-duration>
    <meta:user-defined meta:name="Info 1"/>
    <meta:user-defined meta:name="Info 2"/>
    <meta:user-defined meta:name="Info 3"/>
    <meta:user-defined meta:name="Info 4"/>
    <meta:document-statistic meta:table-count="4" meta:image-count="0" meta:object-count="0" meta:page-count="22" meta:paragraph-count="476" meta:word-count="5393" meta:character-count="35587"/>
  </office:meta>
</office:document-meta>
</file>